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4" manifest:media-type="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 draw:fill-color="#8f93c7"/>
      <style:paragraph-properties fo:text-align="center" style:justify-single-word="false" fo:background-color="transparent" fo:padding="0.049cm" fo:border="none" style:shadow="none" style:writing-mode="page"/>
      <style:text-properties fo:color="#000000" style:font-name="Linux Libertine G" fo:font-size="11pt" fo:font-style="normal" fo:font-weight="bold" officeooo:rsid="00034961" officeooo:paragraph-rsid="00034961" style:font-size-asian="11pt" style:font-style-asian="normal" style:font-weight-asian="bold" style:font-size-complex="11pt" style:font-style-complex="normal" style:font-weight-complex="bold"/>
    </style:style>
    <style:style style:name="P2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="none" style:shadow="none" style:writing-mode="page"/>
      <style:text-properties fo:color="#000000" style:font-name="Linux Libertine G" fo:font-size="11pt" fo:font-style="normal" fo:font-weight="bold" officeooo:rsid="00034961" officeooo:paragraph-rsid="000f4781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="none" style:shadow="none" style:writing-mode="page"/>
      <style:text-properties fo:color="#000000" style:font-name="Linux Libertine G" fo:font-size="11pt" fo:font-style="normal" fo:font-weight="normal" officeooo:rsid="001060ed" officeooo:paragraph-rsid="001060ed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loext:graphic-properties draw:fill="none" draw:fill-color="#8f93c7"/>
      <style:paragraph-properties fo:background-color="transparent" fo:padding="0.049cm" fo:border="none" style:shadow="none" style:writing-mode="page"/>
      <style:text-properties fo:color="#000000" style:font-name="Linux Libertine G" fo:font-size="11pt" officeooo:rsid="00034961" officeooo:paragraph-rsid="00034961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Linux Libertine G" fo:font-size="20pt" fo:font-style="italic" officeooo:rsid="0003019d" officeooo:paragraph-rsid="0003019d" style:font-size-asian="20pt" style:font-style-asian="italic" style:font-size-complex="20pt" style:font-style-complex="italic"/>
    </style:style>
    <style:style style:name="P6" style:family="paragraph" style:parent-style-name="Standard">
      <style:text-properties style:font-name="Linux Libertine G" fo:font-size="11pt" officeooo:rsid="0013a4f2" officeooo:paragraph-rsid="0003019d" style:font-size-asian="11pt" style:font-size-complex="11pt"/>
    </style:style>
    <style:style style:name="P7" style:family="paragraph" style:parent-style-name="Standard">
      <loext:graphic-properties draw:fill="solid" draw:fill-color="#8f93c7"/>
      <style:paragraph-properties fo:background-color="#8f93c7" fo:padding="0.049cm" fo:border="0.06pt fine-dashed #000000" style:shadow="none" style:writing-mode="page"/>
      <style:text-properties fo:color="#000000" style:font-name="Linux Libertine G" fo:font-size="11pt" officeooo:rsid="0003019d" officeooo:paragraph-rsid="0003019d" style:font-size-asian="11pt" style:font-size-complex="11pt"/>
    </style:style>
    <style:style style:name="P8" style:family="paragraph" style:parent-style-name="Standard">
      <loext:graphic-properties draw:fill="none" draw:fill-color="#8f93c7"/>
      <style:paragraph-properties fo:background-color="transparent" fo:padding="0.049cm" fo:border="0.06pt fine-dashed #000000" style:shadow="none" style:writing-mode="page"/>
      <style:text-properties fo:color="#000000" style:font-name="Linux Libertine G" fo:font-size="11pt" officeooo:rsid="0003019d" officeooo:paragraph-rsid="0003019d" style:font-size-asian="11pt" style:font-size-complex="11pt"/>
    </style:style>
    <style:style style:name="P9" style:family="paragraph" style:parent-style-name="Standard">
      <loext:graphic-properties draw:fill="solid" draw:fill-color="#8f93c7"/>
      <style:paragraph-properties fo:background-color="#8f93c7" fo:padding="0.049cm" fo:border="0.06pt fine-dashed #000000" style:shadow="none" style:writing-mode="page"/>
      <style:text-properties fo:color="#000000" style:font-name="Linux Libertine G" fo:font-size="11pt" officeooo:rsid="00034961" officeooo:paragraph-rsid="00034961" style:font-size-asian="11pt" style:font-size-complex="11pt"/>
    </style:style>
    <style:style style:name="P10" style:family="paragraph" style:parent-style-name="Standard">
      <loext:graphic-properties draw:fill="solid" draw:fill-color="#8f93c7"/>
      <style:paragraph-properties fo:background-color="#8f93c7" fo:padding="0.049cm" fo:border="0.06pt fine-dashed #000000" style:shadow="none" style:writing-mode="page"/>
      <style:text-properties fo:color="#0d1f63" style:font-name="Linux Libertine G" fo:font-size="11pt" officeooo:rsid="00034961" officeooo:paragraph-rsid="00034961" style:font-size-asian="11pt" style:font-size-complex="11pt"/>
    </style:style>
    <style:style style:name="P11" style:family="paragraph" style:parent-style-name="Standard">
      <style:paragraph-properties fo:text-align="center" style:justify-single-word="false" fo:padding="0.049cm" fo:border="0.06pt fine-dashed #000000" style:shadow="none" style:writing-mode="page"/>
      <style:text-properties style:font-name="Linux Libertine G" fo:font-size="11pt" fo:font-style="normal" fo:font-weight="bold" officeooo:rsid="001bf964" officeooo:paragraph-rsid="0003019d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paragraph-properties fo:padding="0.049cm" fo:border="0.06pt fine-dashed #000000" style:shadow="none" style:writing-mode="page"/>
      <style:text-properties style:font-name="Linux Libertine G" fo:font-size="11pt" officeooo:rsid="0013a4f2" officeooo:paragraph-rsid="0003019d" style:font-size-asian="11pt" style:font-size-complex="11pt"/>
    </style:style>
    <style:style style:name="P13" style:family="paragraph" style:parent-style-name="Standard" style:master-page-name="">
      <loext:graphic-properties draw:fill="solid" draw:fill-color="#8f93c7"/>
      <style:paragraph-properties style:page-number="auto" fo:background-color="#8f93c7" fo:padding="0.049cm" fo:border="0.06pt fine-dashed #000000" style:shadow="none" style:writing-mode="page"/>
      <style:text-properties fo:color="#0d1f63" style:font-name="Linux Libertine G" fo:font-size="11pt" officeooo:rsid="0013a4f2" officeooo:paragraph-rsid="0003019d" style:font-size-asian="11pt" style:font-size-complex="11pt"/>
    </style:style>
    <style:style style:name="P14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none" fo:border-bottom="0.06pt fine-dashed #000000" style:shadow="none" style:writing-mode="page"/>
      <style:text-properties fo:color="#000000" style:font-name="Linux Libertine G" fo:font-size="11pt" fo:font-style="normal" fo:font-weight="normal" officeooo:rsid="0007c726" officeooo:paragraph-rsid="0007c726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none" fo:border-bottom="0.06pt fine-dashed #000000" style:shadow="none" style:writing-mode="page"/>
      <style:text-properties fo:color="#000000" style:font-name="Linux Libertine G" fo:font-size="11pt" fo:font-style="normal" fo:font-weight="normal" officeooo:rsid="00034961" officeooo:paragraph-rsid="00034961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loext:graphic-properties draw:fill="solid" draw:fill-color="#8f93c7"/>
      <style:paragraph-properties fo:text-align="start" style:justify-single-word="false" fo:background-color="#8f93c7" fo:padding="0.049cm" fo:border-left="0.06pt fine-dashed #000000" fo:border-right="0.06pt fine-dashed #000000" fo:border-top="none" fo:border-bottom="0.06pt fine-dashed #000000" style:shadow="none" style:writing-mode="page"/>
      <style:text-properties fo:color="#000000" style:font-name="Linux Libertine G" fo:font-size="11pt" fo:font-style="normal" fo:font-weight="normal" officeooo:rsid="000993ab" officeooo:paragraph-rsid="000993ab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loext:graphic-properties draw:fill="solid" draw:fill-color="#f7a19a"/>
      <style:paragraph-properties fo:text-align="start" style:justify-single-word="false" fo:background-color="#f7a19a" fo:padding="0.049cm" fo:border-left="0.06pt fine-dashed #000000" fo:border-right="0.06pt fine-dashed #000000" fo:border-top="none" fo:border-bottom="0.06pt fine-dashed #000000" style:shadow="none" style:writing-mode="page"/>
      <style:text-properties fo:color="#000000" style:font-name="Linux Libertine G" fo:font-size="11pt" fo:font-style="normal" fo:font-weight="normal" officeooo:rsid="000f4781" officeooo:paragraph-rsid="001060ed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loext:graphic-properties draw:fill="solid" draw:fill-color="#f7a19a"/>
      <style:paragraph-properties fo:text-align="start" style:justify-single-word="false" fo:background-color="#f7a19a" fo:padding="0.049cm" fo:border-left="0.06pt fine-dashed #000000" fo:border-right="0.06pt fine-dashed #000000" fo:border-top="none" fo:border-bottom="0.06pt fine-dashed #000000" style:shadow="none" style:writing-mode="page"/>
      <style:text-properties fo:color="#000000" style:font-name="Linux Libertine G" fo:font-size="11pt" fo:font-style="normal" fo:font-weight="normal" officeooo:rsid="001060ed" officeooo:paragraph-rsid="001060ed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none" fo:border-bottom="0.06pt fine-dashed #000000" style:shadow="none" style:writing-mode="page"/>
      <style:text-properties fo:color="#000000" style:font-name="Linux Libertine G" fo:font-size="11pt" fo:font-style="normal" fo:font-weight="normal" officeooo:rsid="001060ed" officeooo:paragraph-rsid="001060ed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loext:graphic-properties draw:fill="solid" draw:fill-color="#8f93c7"/>
      <style:paragraph-properties fo:text-align="center" style:justify-single-word="false" fo:background-color="#8f93c7" fo:padding="0.049cm" fo:border-left="0.06pt fine-dashed #000000" fo:border-right="0.06pt fine-dashed #000000" fo:border-top="none" fo:border-bottom="0.06pt fine-dashed #000000" style:shadow="none" style:writing-mode="page"/>
      <style:text-properties fo:color="#000000" style:font-name="Linux Libertine G" fo:font-size="11pt" fo:font-style="normal" fo:font-weight="bold" officeooo:rsid="00034961" officeooo:paragraph-rsid="00034961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none" fo:border-bottom="0.06pt fine-dashed #000000" style:shadow="none" style:writing-mode="page"/>
      <style:text-properties fo:color="#000000" style:font-name="Linux Libertine G" fo:font-size="11pt" fo:font-style="italic" fo:font-weight="normal" officeooo:rsid="00034961" officeooo:paragraph-rsid="00034961" style:font-size-asian="11pt" style:font-style-asian="italic" style:font-weight-asian="normal" style:font-size-complex="11pt" style:font-style-complex="italic" style:font-weight-complex="normal"/>
    </style:style>
    <style:style style:name="P22" style:family="paragraph" style:parent-style-name="Standard">
      <loext:graphic-properties draw:fill="solid" draw:fill-color="#8f93c7"/>
      <style:paragraph-properties fo:text-align="start" style:justify-single-word="false" fo:background-color="#8f93c7" fo:padding="0.049cm" fo:border-left="0.06pt fine-dashed #000000" fo:border-right="0.06pt fine-dashed #000000" fo:border-top="none" fo:border-bottom="0.06pt fine-dashed #000000" style:shadow="none" style:writing-mode="page"/>
      <style:text-properties fo:color="#0d1f63" style:font-name="Linux Libertine G" fo:font-size="11pt" fo:font-style="normal" fo:font-weight="normal" officeooo:rsid="000993ab" officeooo:paragraph-rsid="000993ab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loext:graphic-properties draw:fill="solid" draw:fill-color="#f7a19a"/>
      <style:paragraph-properties fo:text-align="start" style:justify-single-word="false" fo:background-color="#f7a19a" fo:padding="0.049cm" fo:border-left="0.06pt fine-dashed #000000" fo:border-right="0.06pt fine-dashed #000000" fo:border-top="none" fo:border-bottom="0.06pt fine-dashed #000000" style:shadow="none" style:writing-mode="page"/>
      <style:text-properties style:font-name="Linux Libertine G" officeooo:rsid="001060ed" officeooo:paragraph-rsid="001060ed"/>
    </style:style>
    <style:style style:name="P24" style:family="paragraph" style:parent-style-name="Standard">
      <loext:graphic-properties draw:fill="solid" draw:fill-color="#f7a19a"/>
      <style:paragraph-properties fo:text-align="start" style:justify-single-word="false" fo:background-color="#f7a19a" fo:padding="0.049cm" fo:border-left="0.06pt fine-dashed #000000" fo:border-right="0.06pt fine-dashed #000000" fo:border-top="none" fo:border-bottom="0.06pt fine-dashed #000000" style:shadow="none" style:writing-mode="page"/>
      <style:text-properties style:font-name="Linux Libertine G" officeooo:paragraph-rsid="001060ed"/>
    </style:style>
    <style:style style:name="P25" style:family="paragraph" style:parent-style-name="Standard">
      <loext:graphic-properties draw:fill="solid" draw:fill-color="#f7a19a"/>
      <style:paragraph-properties fo:text-align="start" style:justify-single-word="false" fo:background-color="#f7a19a" fo:padding="0.049cm" fo:border-left="0.06pt fine-dashed #000000" fo:border-right="0.06pt fine-dashed #000000" fo:border-top="none" fo:border-bottom="0.06pt fine-dashed #000000" style:shadow="none" style:writing-mode="page"/>
      <style:text-properties fo:color="#94070a" style:font-name="Linux Libertine G" officeooo:rsid="001060ed" officeooo:paragraph-rsid="001060ed"/>
    </style:style>
    <style:style style:name="P26" style:family="paragraph" style:parent-style-name="Standard">
      <loext:graphic-properties draw:fill="solid" draw:fill-color="#f7a19a"/>
      <style:paragraph-properties fo:text-align="start" style:justify-single-word="false" fo:background-color="#f7a19a" fo:padding="0.049cm" fo:border-left="0.06pt fine-dashed #000000" fo:border-right="0.06pt fine-dashed #000000" fo:border-top="none" fo:border-bottom="none" style:shadow="none" style:writing-mode="page"/>
      <style:text-properties fo:color="#000000" style:font-name="Linux Libertine G" fo:font-size="11pt" fo:font-style="normal" fo:font-weight="normal" officeooo:rsid="0007c726" officeooo:paragraph-rsid="0007c726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loext:graphic-properties draw:fill="solid" draw:fill-color="#f7a19a"/>
      <style:paragraph-properties fo:text-align="start" style:justify-single-word="false" fo:background-color="#f7a19a" fo:padding="0.049cm" fo:border-left="0.06pt fine-dashed #000000" fo:border-right="0.06pt fine-dashed #000000" fo:border-top="none" fo:border-bottom="none" style:shadow="none" style:writing-mode="page"/>
      <style:text-properties fo:color="#000000" style:font-name="Linux Libertine G" fo:font-size="11pt" fo:font-style="normal" fo:font-weight="normal" officeooo:rsid="00062610" officeooo:paragraph-rsid="00062610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loext:graphic-properties draw:fill="solid" draw:fill-color="#f7a19a"/>
      <style:paragraph-properties fo:text-align="start" style:justify-single-word="false" fo:background-color="#f7a19a" fo:padding="0.049cm" fo:border-left="0.06pt fine-dashed #000000" fo:border-right="0.06pt fine-dashed #000000" fo:border-top="none" fo:border-bottom="none" style:shadow="none" style:writing-mode="page"/>
      <style:text-properties fo:color="#000000" style:font-name="Linux Libertine G" fo:font-size="11pt" fo:font-style="normal" fo:font-weight="normal" officeooo:rsid="0007999c" officeooo:paragraph-rsid="00062610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loext:graphic-properties draw:fill="solid" draw:fill-color="#f7a19a"/>
      <style:paragraph-properties fo:text-align="start" style:justify-single-word="false" fo:background-color="#f7a19a" fo:padding="0.049cm" fo:border-left="0.06pt fine-dashed #000000" fo:border-right="0.06pt fine-dashed #000000" fo:border-top="none" fo:border-bottom="none" style:shadow="none" style:writing-mode="page"/>
      <style:text-properties fo:color="#000000" style:font-name="Linux Libertine G" fo:font-size="11pt" fo:font-style="normal" fo:font-weight="normal" officeooo:rsid="0007999c" officeooo:paragraph-rsid="0007999c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none" fo:border-bottom="none" style:shadow="none" style:writing-mode="page"/>
      <style:text-properties fo:color="#000000" style:font-name="Linux Libertine G" fo:font-size="11pt" fo:font-style="normal" fo:font-weight="normal" officeooo:rsid="0007999c" officeooo:paragraph-rsid="0007999c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loext:graphic-properties draw:fill="solid" draw:fill-color="#f7a19a"/>
      <style:paragraph-properties fo:text-align="start" style:justify-single-word="false" fo:background-color="#f7a19a" fo:padding="0.049cm" fo:border-left="0.06pt fine-dashed #000000" fo:border-right="0.06pt fine-dashed #000000" fo:border-top="none" fo:border-bottom="none" style:shadow="none" style:writing-mode="page"/>
      <style:text-properties fo:color="#000000" style:font-name="Linux Libertine G" fo:font-size="11pt" fo:font-style="normal" fo:font-weight="normal" officeooo:rsid="0007999c" officeooo:paragraph-rsid="00160677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none" fo:border-bottom="none" style:shadow="none" style:writing-mode="page"/>
      <style:text-properties fo:color="#000000" style:font-name="Linux Libertine G" fo:font-size="11pt" fo:font-style="normal" fo:font-weight="normal" officeooo:rsid="0007999c" officeooo:paragraph-rsid="0007c726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none" fo:border-bottom="none" style:shadow="none" style:writing-mode="page"/>
      <style:text-properties fo:color="#000000" style:font-name="Linux Libertine G" fo:font-size="11pt" fo:font-style="normal" fo:font-weight="normal" officeooo:rsid="00034961" officeooo:paragraph-rsid="00034961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none" fo:border-bottom="none" style:shadow="none" style:writing-mode="page"/>
      <style:text-properties fo:color="#000000" style:font-name="Linux Libertine G" fo:font-size="11pt" fo:font-style="italic" fo:font-weight="normal" officeooo:rsid="00034961" officeooo:paragraph-rsid="00034961" style:font-size-asian="11pt" style:font-style-asian="italic" style:font-weight-asian="normal" style:font-size-complex="11pt" style:font-style-complex="italic" style:font-weight-complex="normal"/>
    </style:style>
    <style:style style:name="P35" style:family="paragraph" style:parent-style-name="Standard">
      <loext:graphic-properties draw:fill="solid" draw:fill-color="#f7a19a"/>
      <style:paragraph-properties fo:text-align="start" style:justify-single-word="false" fo:background-color="#f7a19a" fo:padding="0.049cm" fo:border-left="0.06pt fine-dashed #000000" fo:border-right="0.06pt fine-dashed #000000" fo:border-top="none" fo:border-bottom="none" style:shadow="none" style:writing-mode="page"/>
      <style:text-properties style:font-name="Linux Libertine G" officeooo:paragraph-rsid="000f4781"/>
    </style:style>
    <style:style style:name="P36" style:family="paragraph" style:parent-style-name="Standard">
      <loext:graphic-properties draw:fill="solid" draw:fill-color="#f7a19a"/>
      <style:paragraph-properties fo:text-align="start" style:justify-single-word="false" fo:background-color="#f7a19a" fo:padding="0.049cm" fo:border-left="0.06pt fine-dashed #000000" fo:border-right="0.06pt fine-dashed #000000" fo:border-top="none" fo:border-bottom="none" style:shadow="none" style:writing-mode="page"/>
      <style:text-properties fo:color="#94070a" style:font-name="Linux Libertine G" fo:font-size="11pt" fo:font-style="normal" fo:font-weight="normal" officeooo:rsid="0007999c" officeooo:paragraph-rsid="0007999c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loext:graphic-properties draw:fill="solid" draw:fill-color="#f7a19a"/>
      <style:paragraph-properties fo:text-align="start" style:justify-single-word="false" fo:background-color="#f7a19a" fo:padding="0.049cm" fo:border-left="0.06pt fine-dashed #000000" fo:border-right="0.06pt fine-dashed #000000" fo:border-top="none" fo:border-bottom="none" style:shadow="none" style:writing-mode="page"/>
      <style:text-properties fo:color="#94070a" style:font-name="Linux Libertine G" fo:font-size="11pt" fo:font-style="normal" fo:font-weight="normal" officeooo:rsid="0007999c" officeooo:paragraph-rsid="00160677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loext:graphic-properties draw:fill="solid" draw:fill-color="#f7a19a"/>
      <style:paragraph-properties fo:text-align="start" style:justify-single-word="false" fo:background-color="#f7a19a" fo:padding="0.049cm" fo:border-left="0.06pt fine-dashed #000000" fo:border-right="0.06pt fine-dashed #000000" fo:border-top="none" fo:border-bottom="none" style:shadow="none" style:writing-mode="page"/>
      <style:text-properties fo:color="#94070a" style:font-name="Linux Libertine G" fo:font-size="11pt" fo:font-style="normal" fo:font-weight="normal" officeooo:rsid="0007c726" officeooo:paragraph-rsid="0007c726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loext:graphic-properties draw:fill="solid" draw:fill-color="#8f93c7"/>
      <style:paragraph-properties fo:text-align="start" style:justify-single-word="false" fo:background-color="#8f93c7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Linux Libertine G" fo:font-size="11pt" fo:font-style="normal" fo:font-weight="normal" officeooo:rsid="00062610" officeooo:paragraph-rsid="00062610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Linux Libertine G" fo:font-size="11pt" fo:font-style="normal" fo:font-weight="normal" officeooo:rsid="00062610" officeooo:paragraph-rsid="00062610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loext:graphic-properties draw:fill="none" draw:fill-color="#8f93c7"/>
      <style:paragraph-properties fo:text-align="center" style:justify-single-word="false" fo:background-color="transparent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Linux Libertine G" fo:font-size="11pt" fo:font-style="normal" fo:font-weight="bold" officeooo:rsid="001bf964" officeooo:paragraph-rsid="00034961" style:font-size-asian="11pt" style:font-style-asian="normal" style:font-weight-asian="bold" style:font-size-complex="11pt" style:font-style-complex="normal" style:font-weight-complex="bold"/>
    </style:style>
    <style:style style:name="P42" style:family="paragraph" style:parent-style-name="Standard">
      <loext:graphic-properties draw:fill="solid" draw:fill-color="#8f93c7"/>
      <style:paragraph-properties fo:text-align="start" style:justify-single-word="false" fo:background-color="#8f93c7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Linux Libertine G" fo:font-size="11pt" fo:font-style="normal" fo:font-weight="bold" officeooo:rsid="00062610" officeooo:paragraph-rsid="00062610" style:font-size-asian="11pt" style:font-style-asian="normal" style:font-weight-asian="bold" style:font-size-complex="11pt" style:font-style-complex="normal" style:font-weight-complex="bold"/>
    </style:style>
    <style:style style:name="P43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Linux Libertine G" fo:font-size="11pt" fo:font-style="italic" fo:font-weight="normal" officeooo:rsid="00034961" officeooo:paragraph-rsid="00034961" style:font-size-asian="11pt" style:font-style-asian="italic" style:font-weight-asian="normal" style:font-size-complex="11pt" style:font-style-complex="italic" style:font-weight-complex="normal"/>
    </style:style>
    <style:style style:name="P44" style:family="paragraph" style:parent-style-name="Standard">
      <loext:graphic-properties draw:fill="solid" draw:fill-color="#f7a19a"/>
      <style:paragraph-properties fo:text-align="start" style:justify-single-word="false" fo:background-color="#f7a19a" fo:padding="0.049cm" fo:border-left="0.06pt fine-dashed #000000" fo:border-right="0.06pt fine-dashed #000000" fo:border-top="0.06pt fine-dashed #000000" fo:border-bottom="none" style:shadow="none" style:writing-mode="page"/>
      <style:text-properties fo:color="#94070a" style:font-name="Linux Libertine G" fo:font-size="11pt" fo:font-style="normal" fo:font-weight="bold" officeooo:rsid="00062610" officeooo:paragraph-rsid="00062610" style:font-size-asian="11pt" style:font-style-asian="normal" style:font-weight-asian="bold" style:font-size-complex="11pt" style:font-style-complex="normal" style:font-weight-complex="bold"/>
    </style:style>
    <style:style style:name="P45" style:family="paragraph" style:parent-style-name="Standard">
      <loext:graphic-properties draw:fill="solid" draw:fill-color="#8f93c7"/>
      <style:paragraph-properties fo:text-align="start" style:justify-single-word="false" fo:background-color="#8f93c7" fo:padding="0.049cm" fo:border-left="0.06pt fine-dashed #000000" fo:border-right="0.06pt fine-dashed #000000" fo:border-top="0.06pt fine-dashed #000000" fo:border-bottom="none" style:shadow="none" style:writing-mode="page"/>
      <style:text-properties fo:color="#0d1f63" style:font-name="Linux Libertine G" fo:font-size="11pt" fo:font-style="normal" fo:font-weight="bold" officeooo:rsid="0005654d" officeooo:paragraph-rsid="0005654d" style:font-size-asian="11pt" style:font-style-asian="normal" style:font-weight-asian="bold" style:font-size-complex="11pt" style:font-style-complex="normal" style:font-weight-complex="bold"/>
    </style:style>
    <style:style style:name="P46" style:family="paragraph" style:parent-style-name="Standard">
      <loext:graphic-properties draw:fill="none" draw:fill-color="#8f93c7"/>
      <style:paragraph-properties fo:text-align="center" style:justify-single-word="false" fo:background-color="transparent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Linux Libertine G" fo:font-size="11pt" fo:font-style="normal" fo:font-weight="bold" officeooo:rsid="00034961" officeooo:paragraph-rsid="00034961" style:font-size-asian="11pt" style:font-style-asian="normal" style:font-weight-asian="bold" style:font-size-complex="11pt" style:font-style-complex="normal" style:font-weight-complex="bold"/>
    </style:style>
    <style:style style:name="P47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Linux Libertine G" fo:font-size="11pt" fo:font-style="normal" fo:font-weight="normal" officeooo:rsid="00034961" officeooo:paragraph-rsid="00034961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loext:graphic-properties draw:fill="solid" draw:fill-color="#f7a19a"/>
      <style:paragraph-properties fo:text-align="start" style:justify-single-word="false" fo:background-color="#f7a19a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Linux Libertine G" fo:font-size="11pt" fo:font-style="normal" fo:font-weight="normal" officeooo:rsid="000b7a5d" officeooo:paragraph-rsid="000b7a5d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loext:graphic-properties draw:fill="solid" draw:fill-color="#f7a19a"/>
      <style:paragraph-properties fo:text-align="start" style:justify-single-word="false" fo:background-color="#f7a19a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Linux Libertine G" fo:font-size="11pt" fo:font-style="normal" fo:font-weight="normal" officeooo:rsid="0007999c" officeooo:paragraph-rsid="000d1f37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Linux Libertine G" fo:font-size="11pt" fo:font-style="normal" fo:font-weight="normal" officeooo:rsid="0007999c" officeooo:paragraph-rsid="000b7a5d" style:font-size-asian="11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>
      <loext:graphic-properties draw:fill="solid" draw:fill-color="#f7a19a"/>
      <style:paragraph-properties fo:text-align="start" style:justify-single-word="false" fo:background-color="#f7a19a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Linux Libertine G" fo:font-size="11pt" fo:font-style="normal" fo:font-weight="normal" officeooo:rsid="0007999c" officeooo:paragraph-rsid="000b7a5d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>
      <loext:graphic-properties draw:fill="solid" draw:fill-color="#f7a19a"/>
      <style:paragraph-properties fo:text-align="start" style:justify-single-word="false" fo:background-color="#f7a19a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Linux Libertine G" fo:font-size="11pt" fo:font-style="normal" fo:font-weight="normal" officeooo:rsid="0007999c" officeooo:paragraph-rsid="0019abb6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loext:graphic-properties draw:fill="solid" draw:fill-color="#f7a19a"/>
      <style:paragraph-properties fo:text-align="start" style:justify-single-word="false" fo:background-color="#f7a19a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Linux Libertine G" fo:font-size="11pt" fo:font-style="normal" fo:font-weight="normal" officeooo:rsid="000d1f37" officeooo:paragraph-rsid="000d1f37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>
      <loext:graphic-properties draw:fill="solid" draw:fill-color="#f7a19a"/>
      <style:paragraph-properties fo:text-align="start" style:justify-single-word="false" fo:background-color="#f7a19a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Linux Libertine G" fo:font-size="11pt" fo:font-style="normal" fo:font-weight="normal" officeooo:rsid="000d1f37" officeooo:paragraph-rsid="0019abb6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>
      <loext:graphic-properties draw:fill="solid" draw:fill-color="#f7a19a"/>
      <style:paragraph-properties fo:text-align="start" style:justify-single-word="false" fo:background-color="#f7a19a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Linux Libertine G" fo:font-size="11pt" fo:font-style="normal" fo:font-weight="normal" officeooo:rsid="0014190b" officeooo:paragraph-rsid="0014190b" style:font-size-asian="11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Linux Libertine G" fo:font-size="11pt" fo:font-style="normal" fo:font-weight="normal" officeooo:rsid="0012427e" officeooo:paragraph-rsid="0012427e" style:font-size-asian="11pt" style:font-style-asian="normal" style:font-weight-asian="normal" style:font-size-complex="11pt" style:font-style-complex="normal" style:font-weight-complex="normal"/>
    </style:style>
    <style:style style:name="P57" style:family="paragraph" style:parent-style-name="Standard">
      <loext:graphic-properties draw:fill="solid" draw:fill-color="#f7a19a"/>
      <style:paragraph-properties fo:text-align="start" style:justify-single-word="false" fo:background-color="#f7a19a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Linux Libertine G" fo:font-size="11pt" fo:font-style="normal" fo:font-weight="normal" officeooo:rsid="0012427e" officeooo:paragraph-rsid="0012427e" style:font-size-asian="11pt" style:font-style-asian="normal" style:font-weight-asian="normal" style:font-size-complex="11pt" style:font-style-complex="normal" style:font-weight-complex="normal"/>
    </style:style>
    <style:style style:name="P58" style:family="paragraph" style:parent-style-name="Standard">
      <loext:graphic-properties draw:fill="solid" draw:fill-color="#f7a19a"/>
      <style:paragraph-properties fo:text-align="start" style:justify-single-word="false" fo:background-color="#f7a19a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Linux Libertine G" fo:font-size="11pt" fo:font-style="normal" fo:font-weight="normal" officeooo:rsid="00129ed5" officeooo:paragraph-rsid="00129ed5" style:font-size-asian="11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Linux Libertine G" fo:font-size="11pt" fo:font-style="italic" fo:font-weight="normal" officeooo:rsid="00034961" officeooo:paragraph-rsid="00034961" style:font-size-asian="11pt" style:font-style-asian="italic" style:font-weight-asian="normal" style:font-size-complex="11pt" style:font-style-complex="italic" style:font-weight-complex="normal"/>
    </style:style>
    <style:style style:name="P60" style:family="paragraph" style:parent-style-name="Standard">
      <loext:graphic-properties draw:fill="solid" draw:fill-color="#f7a19a"/>
      <style:paragraph-properties fo:text-align="start" style:justify-single-word="false" fo:background-color="#f7a19a" fo:padding="0.049cm" fo:border-left="0.06pt fine-dashed #000000" fo:border-right="0.06pt fine-dashed #000000" fo:border-top="0.06pt fine-dashed #000000" fo:border-bottom="none" style:shadow="none" style:writing-mode="page"/>
      <style:text-properties fo:color="#94070a" style:font-name="Linux Libertine G" fo:font-size="11pt" fo:font-style="normal" fo:font-weight="normal" officeooo:rsid="000b7a5d" officeooo:paragraph-rsid="000b7a5d" style:font-size-asian="11pt" style:font-style-asian="normal" style:font-weight-asian="normal" style:font-size-complex="11pt" style:font-style-complex="normal" style:font-weight-complex="normal"/>
    </style:style>
    <style:style style:name="P61" style:family="paragraph" style:parent-style-name="Standard">
      <loext:graphic-properties draw:fill="solid" draw:fill-color="#f7a19a"/>
      <style:paragraph-properties fo:text-align="start" style:justify-single-word="false" fo:background-color="#f7a19a" fo:padding="0.049cm" fo:border-left="0.06pt fine-dashed #000000" fo:border-right="0.06pt fine-dashed #000000" fo:border-top="0.06pt fine-dashed #000000" fo:border-bottom="none" style:shadow="none" style:writing-mode="page"/>
      <style:text-properties fo:color="#94070a" style:font-name="Linux Libertine G" fo:font-size="11pt" fo:font-style="normal" fo:font-weight="normal" officeooo:rsid="0007c726" officeooo:paragraph-rsid="000b7a5d" style:font-size-asian="11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loext:graphic-properties draw:fill="solid" draw:fill-color="#f7a19a"/>
      <style:paragraph-properties fo:text-align="start" style:justify-single-word="false" fo:background-color="#f7a19a" fo:padding="0.049cm" fo:border-left="0.06pt fine-dashed #000000" fo:border-right="0.06pt fine-dashed #000000" fo:border-top="0.06pt fine-dashed #000000" fo:border-bottom="none" style:shadow="none" style:writing-mode="page"/>
      <style:text-properties fo:color="#94070a" style:font-name="Linux Libertine G" fo:font-size="11pt" fo:font-style="normal" fo:font-weight="normal" officeooo:rsid="0007c726" officeooo:paragraph-rsid="0019abb6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loext:graphic-properties draw:fill="solid" draw:fill-color="#f7a19a"/>
      <style:paragraph-properties fo:text-align="start" style:justify-single-word="false" fo:background-color="#f7a19a" fo:padding="0.049cm" fo:border-left="0.06pt fine-dashed #000000" fo:border-right="0.06pt fine-dashed #000000" fo:border-top="0.06pt fine-dashed #000000" fo:border-bottom="none" style:shadow="none" style:writing-mode="page"/>
      <style:text-properties fo:color="#94070a" style:font-name="Linux Libertine G" fo:font-size="11pt" fo:font-style="normal" fo:font-weight="normal" officeooo:rsid="0012427e" officeooo:paragraph-rsid="0012427e" style:font-size-asian="11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loext:graphic-properties draw:fill="solid" draw:fill-color="#f7a19a"/>
      <style:paragraph-properties fo:text-align="start" style:justify-single-word="false" fo:background-color="#f7a19a" fo:padding="0.049cm" fo:border-left="0.06pt fine-dashed #000000" fo:border-right="0.06pt fine-dashed #000000" fo:border-top="0.06pt fine-dashed #000000" fo:border-bottom="none" style:shadow="none" style:writing-mode="page"/>
      <style:text-properties fo:color="#94070a" style:font-name="Linux Libertine G" fo:font-size="11pt" fo:font-style="normal" fo:font-weight="normal" officeooo:rsid="00129ed5" officeooo:paragraph-rsid="00129ed5" style:font-size-asian="11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loext:graphic-properties draw:fill="none" draw:fill-color="#8f93c7"/>
      <style:paragraph-properties fo:text-align="center" style:justify-single-word="false" fo:background-color="transparent" fo:padding="0.049cm" fo:border-left="0.06pt fine-dashed #000000" fo:border-right="0.06pt fine-dashed #000000" fo:border-top="none" fo:border-bottom="none" style:shadow="none" style:writing-mode="page"/>
      <style:text-properties fo:color="#000000" style:font-name="Linux Libertine G" fo:font-size="11pt" fo:font-style="normal" fo:font-weight="bold" officeooo:rsid="00034961" officeooo:paragraph-rsid="00034961" style:font-size-asian="11pt" style:font-style-asian="normal" style:font-weight-asian="bold" style:font-size-complex="11pt" style:font-style-complex="normal" style:font-weight-complex="bold"/>
    </style:style>
    <style:style style:name="P66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none" fo:border-bottom="none" style:shadow="none" style:writing-mode="page"/>
      <style:text-properties fo:color="#000000" style:font-name="Linux Libertine G" fo:font-size="11pt" fo:font-style="normal" fo:font-weight="normal" officeooo:rsid="00034961" officeooo:paragraph-rsid="00034961" style:font-size-asian="11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>
      <loext:graphic-properties draw:fill="solid" draw:fill-color="#f7a19a"/>
      <style:paragraph-properties fo:text-align="start" style:justify-single-word="false" fo:background-color="#f7a19a" fo:padding="0.049cm" fo:border-left="0.06pt fine-dashed #000000" fo:border-right="0.06pt fine-dashed #000000" fo:border-top="none" fo:border-bottom="none" style:shadow="none" style:writing-mode="page"/>
      <style:text-properties fo:color="#000000" style:font-name="Linux Libertine G" fo:font-size="11pt" fo:font-style="normal" fo:font-weight="normal" officeooo:rsid="000f4781" officeooo:paragraph-rsid="000f4781" style:font-size-asian="11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none" fo:border-bottom="none" style:shadow="none" style:writing-mode="page"/>
      <style:text-properties fo:color="#000000" style:font-name="Linux Libertine G" fo:font-size="11pt" fo:font-style="italic" fo:font-weight="normal" officeooo:rsid="00034961" officeooo:paragraph-rsid="00034961" style:font-size-asian="11pt" style:font-style-asian="italic" style:font-weight-asian="normal" style:font-size-complex="11pt" style:font-style-complex="italic" style:font-weight-complex="normal"/>
    </style:style>
    <style:style style:name="P69" style:family="paragraph" style:parent-style-name="Standard">
      <loext:graphic-properties draw:fill="solid" draw:fill-color="#f7a19a"/>
      <style:paragraph-properties fo:text-align="start" style:justify-single-word="false" fo:background-color="#f7a19a" fo:padding="0.049cm" fo:border-left="0.06pt fine-dashed #000000" fo:border-right="0.06pt fine-dashed #000000" fo:border-top="none" fo:border-bottom="none" style:shadow="none" style:writing-mode="page"/>
      <style:text-properties fo:color="#94070a" style:font-name="Linux Libertine G" fo:font-size="11pt" fo:font-style="normal" fo:font-weight="normal" officeooo:rsid="000f4781" officeooo:paragraph-rsid="000f4781" style:font-size-asian="11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>
      <loext:graphic-properties draw:fill="solid" draw:fill-color="#f7a19a"/>
      <style:paragraph-properties fo:text-align="start" style:justify-single-word="false" fo:background-color="#f7a19a" fo:padding="0.049cm" fo:border-left="0.06pt fine-dashed #000000" fo:border-right="0.06pt fine-dashed #000000" fo:border-top="none" fo:border-bottom="none" style:shadow="none" style:writing-mode="page"/>
      <style:text-properties style:font-name="Linux Libertine G" officeooo:paragraph-rsid="000f4781"/>
    </style:style>
    <style:style style:name="P71" style:family="paragraph" style:parent-style-name="Standard">
      <loext:graphic-properties draw:fill="solid" draw:fill-color="#f7a19a"/>
      <style:paragraph-properties fo:text-align="start" style:justify-single-word="false" fo:background-color="#f7a19a" fo:padding="0.049cm" fo:border-left="0.06pt fine-dashed #000000" fo:border-right="0.06pt fine-dashed #000000" fo:border-top="none" fo:border-bottom="0.06pt fine-dashed #000000" style:shadow="none" style:writing-mode="page"/>
      <style:text-properties fo:color="#000000" style:font-name="Linux Libertine G" fo:font-size="11pt" fo:font-style="normal" fo:font-weight="normal" officeooo:rsid="0014190b" officeooo:paragraph-rsid="0014190b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3019d"/>
    </style:style>
    <style:style style:name="T3" style:family="text">
      <style:text-properties officeooo:rsid="0003496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993ab" style:font-weight-asian="normal" style:font-weight-complex="normal"/>
    </style:style>
    <style:style style:name="T6" style:family="text">
      <style:text-properties officeooo:rsid="000993ab"/>
    </style:style>
    <style:style style:name="T7" style:family="text">
      <style:text-properties officeooo:rsid="000b7a5d"/>
    </style:style>
    <style:style style:name="T8" style:family="text">
      <style:text-properties officeooo:rsid="000d1f37"/>
    </style:style>
    <style:style style:name="T9" style:family="text">
      <style:text-properties officeooo:rsid="000eb230"/>
    </style:style>
    <style:style style:name="T10" style:family="text">
      <style:text-properties fo:color="#000000"/>
    </style:style>
    <style:style style:name="T11" style:family="text">
      <style:text-properties fo:color="#000000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color="#000000" fo:font-size="11pt" fo:font-style="normal" fo:font-weight="normal" officeooo:rsid="000f4781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color="#000000" fo:font-size="11pt" fo:font-style="normal" fo:font-weight="normal" officeooo:rsid="001060ed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color="#000000" officeooo:rsid="000993ab"/>
    </style:style>
    <style:style style:name="T15" style:family="text">
      <style:text-properties officeooo:rsid="001060ed"/>
    </style:style>
    <style:style style:name="T16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officeooo:rsid="001715ba"/>
    </style:style>
    <style:style style:name="T19" style:family="text">
      <style:text-properties officeooo:rsid="0019abb6"/>
    </style:style>
    <style:style style:name="T20" style:family="text">
      <style:text-properties officeooo:rsid="001aef2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TÉGRATION-APPLICATIONS</text:p>
      <text:p text:style-name="P6"/>
      <text:p text:style-name="P11">I. <text:span text:style-name="T2">Théorie de la Mesure</text:span></text:p>
      <text:p text:style-name="P12"/>
      <text:p text:style-name="P13"><text:span text:style-name="T1">Def</text:span> - <text:span text:style-name="T2">Mesure</text:span> :</text:p>
      <text:p text:style-name="P7">1.<draw:frame draw:style-name="fr1" draw:name="Objet1" text:anchor-type="as-char" svg:y="-0.377cm" svg:width="2.625cm" svg:height="0.48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>2.<draw:frame draw:style-name="fr1" draw:name="Objet2" text:anchor-type="as-char" svg:y="-0.386cm" svg:width="1.767cm" svg:height="0.506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7">3. <text:s text:c="2"/>si<draw:frame draw:style-name="fr1" draw:name="Objet3" text:anchor-type="as-char" svg:y="-0.386cm" svg:width="1.566cm" svg:height="0.54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deux à deux disjoints alors <draw:frame draw:style-name="fr1" draw:name="Objet4" text:anchor-type="as-char" svg:y="-0.432cm" svg:width="3.992cm" svg:height="0.861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p>
      <text:p text:style-name="P7"/>
      <text:p text:style-name="P8"/>
      <text:p text:style-name="P10"><text:span text:style-name="T1">Def</text:span> – Fonction Mesurable :</text:p>
      <text:p text:style-name="P9">(E, A), (E’, A’) espaces mesurables. <draw:frame draw:style-name="fr1" draw:name="Objet5" text:anchor-type="as-char" svg:y="-0.377cm" svg:width="1.753cm" svg:height="0.467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est mesurables si et ssi <draw:frame draw:style-name="fr1" draw:name="Objet6" text:anchor-type="as-char" svg:y="-0.377cm" svg:width="1.737cm" svg:height="0.467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, <draw:frame draw:style-name="fr1" draw:name="Objet7" text:anchor-type="as-char" svg:y="-0.437cm" svg:width="2.002cm" svg:height="0.557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p>
      <text:p text:style-name="P9"/>
      <text:p text:style-name="P4"/>
      <text:p text:style-name="P4"/>
      <text:p text:style-name="P41">I<text:span text:style-name="T3">I</text:span>. <text:span text:style-name="T3">Intégrales des Fonctions Mesurables</text:span></text:p>
      <text:p text:style-name="P41"/>
      <text:p text:style-name="P43">II.1 Étagées Positives</text:p>
      <text:p text:style-name="P43"/>
      <text:p text:style-name="P45">Def – <text:span text:style-name="T4">Fonction Étagée Positive :</text:span></text:p>
      <text:p text:style-name="P42"><text:span text:style-name="T5">I</text:span><text:span text:style-name="T4">l existe une re</text:span><text:span text:style-name="T5">p</text:span><text:span text:style-name="T4">résentation canonique de f :</text:span><text:span text:style-name="T4"><draw:frame draw:style-name="fr1" draw:name="Objet8" text:anchor-type="as-char" svg:y="-0.432cm" svg:width="2.11cm" svg:height="0.861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4">avec </text:span><text:span text:style-name="T4"><draw:frame draw:style-name="fr1" draw:name="Objet9" text:anchor-type="as-char" svg:y="-0.377cm" svg:width="2.581cm" svg:height="0.531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p>
      <text:p text:style-name="P39"/>
      <text:p text:style-name="P40"/>
      <text:p text:style-name="P44">Prop<text:span text:style-name="T4"> – Intégrale d’une Fonction Étagée :</text:span></text:p>
      <text:p text:style-name="P27"><draw:frame draw:style-name="fr1" draw:name="Objet10" text:anchor-type="as-char" svg:y="-0.743cm" svg:width="4.757cm" svg:height="1.198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28"/>
      <text:p text:style-name="P34"/>
      <text:p text:style-name="P34"/>
      <text:p text:style-name="P34">II.2 Positives</text:p>
      <text:p text:style-name="P34"/>
      <text:p text:style-name="P36"><text:span text:style-name="T1">Prop</text:span> :</text:p>
      <text:p text:style-name="P29"><text:span text:style-name="T6">T</text:span>oute fonction de <draw:frame draw:style-name="fr1" draw:name="Objet12" text:anchor-type="as-char" svg:y="-0.377cm" svg:width="0.665cm" svg:height="0.531cm" draw:z-index="11"><draw:object xlink:href="./Object 12" xlink:type="simple" xlink:show="embed" xlink:actuate="onLoad"/><draw:image xlink:href="./ObjectReplacements/Object 12" xlink:type="simple" xlink:show="embed" xlink:actuate="onLoad"/></draw:frame><text:s/>est limite simple d’une suite de fonctions de <draw:frame draw:style-name="fr1" draw:name="Objet11" text:anchor-type="as-char" svg:y="-0.437cm" svg:width="0.665cm" svg:height="0.591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29"/>
      <text:p text:style-name="P30"/>
      <text:p text:style-name="P37"><text:span text:style-name="T1">Prop</text:span> :</text:p>
      <text:p text:style-name="P37"><text:span text:style-name="T14">S</text:span><text:span text:style-name="T10">i <text:s/></text:span><text:span text:style-name="T14">f <text:s/></text:span><text:span text:style-name="T10">limite simple de</text:span><text:span text:style-name="T10"><draw:frame draw:style-name="fr1" draw:name="Objet13" text:anchor-type="as-char" svg:y="-0.437cm" svg:width="2.662cm" svg:height="0.591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0">croissante alors</text:span><text:span text:style-name="T10"><draw:frame draw:style-name="fr1" draw:name="Objet14" text:anchor-type="as-char" svg:y="-0.743cm" svg:width="3.886cm" svg:height="1.198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p>
      <text:p text:style-name="P31"/>
      <text:p text:style-name="P32"/>
      <text:p text:style-name="P38"><text:span text:style-name="T1">Th</text:span> – <text:s/>Inégalité de Markov :</text:p>
      <text:p text:style-name="P26"><text:span text:style-name="T6">S</text:span>oit <draw:frame draw:style-name="fr1" draw:name="Objet19" text:anchor-type="as-char" svg:y="-0.377cm" svg:width="1.201cm" svg:height="0.531cm" draw:z-index="14"><draw:object xlink:href="./Object 19" xlink:type="simple" xlink:show="embed" xlink:actuate="onLoad"/><draw:image xlink:href="./ObjectReplacements/Object 19" xlink:type="simple" xlink:show="embed" xlink:actuate="onLoad"/><svg:desc>formule</svg:desc></draw:frame><text:s/>et a &gt; 0 ; <draw:frame draw:style-name="fr1" draw:name="Objet20" text:anchor-type="as-char" svg:y="-0.743cm" svg:width="6.475cm" svg:height="1.198cm" draw:z-index="15"><draw:object xlink:href="./Object 20" xlink:type="simple" xlink:show="embed" xlink:actuate="onLoad"/><draw:image xlink:href="./ObjectReplacements/Object 20" xlink:type="simple" xlink:show="embed" xlink:actuate="onLoad"/><svg:desc>formule</svg:desc></draw:frame></text:p>
      <text:p text:style-name="P26"/>
      <text:p text:style-name="P32"/>
      <text:p text:style-name="P34"/>
      <text:p text:style-name="P34">II.3 Signe Quelconque</text:p>
      <text:p text:style-name="P33"/>
      <text:p text:style-name="P38"><text:span text:style-name="T1">Prop</text:span> – Intégrale d’une Fonction de Signe Quelconque :</text:p>
      <text:p text:style-name="P26"><draw:frame draw:style-name="fr1" draw:name="Objet21" text:anchor-type="as-char" svg:y="-0.377cm" svg:width="1.042cm" svg:height="0.467cm" draw:z-index="16"><draw:object xlink:href="./Object 21" xlink:type="simple" xlink:show="embed" xlink:actuate="onLoad"/><draw:image xlink:href="./ObjectReplacements/Object 21" xlink:type="simple" xlink:show="embed" xlink:actuate="onLoad"/><svg:desc>formule</svg:desc></draw:frame><text:span text:style-name="T6">est intégrable si </text:span><text:span text:style-name="T6"><draw:frame draw:style-name="fr1" draw:name="Objet22" text:anchor-type="as-char" svg:y="-0.437cm" svg:width="0.563cm" svg:height="0.527cm" draw:z-index="17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6">et </text:span><text:span text:style-name="T6"><draw:frame draw:style-name="fr1" draw:name="Objet23" text:anchor-type="as-char" svg:y="-0.437cm" svg:width="0.596cm" svg:height="0.527cm" draw:z-index="18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6">le sont, et alors : </text:span><text:soft-page-break/><text:span text:style-name="T6"><draw:frame draw:style-name="fr1" draw:name="Objet24" text:anchor-type="as-char" svg:y="-0.743cm" svg:width="7.996cm" svg:height="1.198cm" draw:z-index="19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p>
      <text:p text:style-name="P26"/>
      <text:p text:style-name="P14"/>
      <text:p text:style-name="P21"/>
      <text:p text:style-name="P21">II.4 Fonction de Répartition</text:p>
      <text:p text:style-name="P15"/>
      <text:p text:style-name="P22"><text:span text:style-name="T1">Def</text:span> – Fonction de Répartition :</text:p>
      <text:p text:style-name="P16"><draw:frame draw:style-name="fr1" draw:name="Objet25" text:anchor-type="as-char" svg:y="-0.386cm" svg:width="3.579cm" svg:height="0.533cm" draw:z-index="20"><draw:object xlink:href="./Object 25" xlink:type="simple" xlink:show="embed" xlink:actuate="onLoad"/><draw:image xlink:href="./ObjectReplacements/Object 25" xlink:type="simple" xlink:show="embed" xlink:actuate="onLoad"/><svg:desc>formule</svg:desc></draw:frame></text:p>
      <text:p text:style-name="P20"/>
      <text:p text:style-name="P1"/>
      <text:p text:style-name="P1"/>
      <text:p text:style-name="P46">III. Théorèmes Limites et Application<text:span text:style-name="T18">s</text:span></text:p>
      <text:p text:style-name="P43"/>
      <text:p text:style-name="P43">III.1 Passage à la limite</text:p>
      <text:p text:style-name="P47"/>
      <text:p text:style-name="P60"><text:span text:style-name="T1">Prop</text:span> – Stabilité de la Mesurabilité Par Passage à la Limite :</text:p>
      <text:p text:style-name="P48">Si<draw:frame draw:style-name="fr1" draw:name="Objet15" text:anchor-type="as-char" svg:y="-0.386cm" svg:width="2.171cm" svg:height="0.54cm" draw:z-index="21"><draw:object xlink:href="./Object 15" xlink:type="simple" xlink:show="embed" xlink:actuate="onLoad"/><draw:image xlink:href="./ObjectReplacements/Object 15" xlink:type="simple" xlink:show="embed" xlink:actuate="onLoad"/><svg:desc>formule</svg:desc></draw:frame>(mesurables positives) est tq <draw:frame draw:style-name="fr1" draw:name="Objet16" text:anchor-type="as-char" svg:y="-0.706cm" svg:width="2.006cm" svg:height="1.261cm" draw:z-index="22"><draw:object xlink:href="./Object 16" xlink:type="simple" xlink:show="embed" xlink:actuate="onLoad"/><draw:image xlink:href="./ObjectReplacements/Object 16" xlink:type="simple" xlink:show="embed" xlink:actuate="onLoad"/><svg:desc>formule</svg:desc></draw:frame>alors <text:s/>f <text:s/>mesurable</text:p>
      <text:p text:style-name="P48"/>
      <text:p text:style-name="P46"/>
      <text:p text:style-name="P43"/>
      <text:p text:style-name="P43">III.2 Théorèmes de Convergence pour les Intégrales</text:p>
      <text:p text:style-name="P43"/>
      <text:p text:style-name="P61"><text:span text:style-name="T1">Th</text:span> – Convergence Monotone ou Théorème de BEPPO-LEVI :</text:p>
      <text:p text:style-name="P49"><text:span text:style-name="T8">Soit</text:span><draw:frame draw:style-name="fr1" draw:name="Objet32" text:anchor-type="as-char" svg:y="-0.386cm" svg:width="1.372cm" svg:height="0.54cm" draw:z-index="27"><draw:object xlink:href="./Object 32" xlink:type="simple" xlink:show="embed" xlink:actuate="onLoad"/><draw:image xlink:href="./ObjectReplacements/Object 32" xlink:type="simple" xlink:show="embed" xlink:actuate="onLoad"/><svg:desc>formule</svg:desc></draw:frame><text:span text:style-name="T8">suite de fonctions mesurables positives croissante, si :</text:span></text:p>
      <text:p text:style-name="P49"><text:span text:style-name="T8">- </text:span><text:span text:style-name="T8"><draw:frame draw:style-name="fr1" draw:name="Objet33" text:anchor-type="as-char" svg:y="-0.706cm" svg:width="2.006cm" svg:height="1.261cm" draw:z-index="28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p>
      <text:p text:style-name="P53">alors</text:p>
      <text:p text:style-name="P53">- <draw:frame draw:style-name="fr1" draw:name="Objet34" text:anchor-type="as-char" svg:y="-0.743cm" svg:width="3.886cm" svg:height="1.198cm" draw:z-index="29"><draw:object xlink:href="./Object 34" xlink:type="simple" xlink:show="embed" xlink:actuate="onLoad"/><draw:image xlink:href="./ObjectReplacements/Object 34" xlink:type="simple" xlink:show="embed" xlink:actuate="onLoad"/><svg:desc>formule</svg:desc></draw:frame></text:p>
      <text:p text:style-name="P53"/>
      <text:p text:style-name="P50"/>
      <text:p text:style-name="P62"><text:span text:style-name="T1">Th</text:span> – <text:span text:style-name="T19">Lemme de FATOU</text:span> :</text:p>
      <text:p text:style-name="P52"><text:span text:style-name="T8">Soit</text:span><draw:frame draw:style-name="fr1" draw:name="Objet18" text:anchor-type="as-char" svg:y="-0.386cm" svg:width="1.372cm" svg:height="0.54cm" draw:z-index="36"><draw:object xlink:href="./Object 18" xlink:type="simple" xlink:show="embed" xlink:actuate="onLoad"/><draw:image xlink:href="./ObjectReplacements/Object 18" xlink:type="simple" xlink:show="embed" xlink:actuate="onLoad"/><svg:desc>formule</svg:desc></draw:frame><text:span text:style-name="T8">suite de fonctions mesurables positives, si :</text:span></text:p>
      <text:p text:style-name="P52"><text:span text:style-name="T8">- </text:span><text:span text:style-name="T8"><draw:frame draw:style-name="fr1" draw:name="Objet66" text:anchor-type="as-char" svg:y="-0.377cm" svg:width="3.029cm" svg:height="0.531cm" draw:z-index="37"><draw:object xlink:href="./Object 66" xlink:type="simple" xlink:show="embed" xlink:actuate="onLoad"/><draw:image xlink:href="./ObjectReplacements/Object 66" xlink:type="simple" xlink:show="embed" xlink:actuate="onLoad"/><svg:desc>formule</svg:desc></draw:frame></text:span></text:p>
      <text:p text:style-name="P54">alors</text:p>
      <text:p text:style-name="P54">- <draw:frame draw:style-name="fr1" draw:name="Objet17" text:anchor-type="as-char" svg:y="-0.743cm" svg:width="5.034cm" svg:height="1.198cm" draw:z-index="43"><draw:object xlink:href="./Object 17" xlink:type="simple" xlink:show="embed" xlink:actuate="onLoad"/><draw:image xlink:href="./ObjectReplacements/Object 17" xlink:type="simple" xlink:show="embed" xlink:actuate="onLoad"/><svg:desc>formule</svg:desc></draw:frame><text:s/><text:span text:style-name="T20">avec </text:span><text:span text:style-name="T20"><draw:frame draw:style-name="fr1" draw:name="Objet67" text:anchor-type="as-char" svg:y="-0.416cm" svg:width="4.867cm" svg:height="0.827cm" draw:z-index="46"><draw:object xlink:href="./Object 67" xlink:type="simple" xlink:show="embed" xlink:actuate="onLoad"/><draw:image xlink:href="./ObjectReplacements/Object 67" xlink:type="simple" xlink:show="embed" xlink:actuate="onLoad"/><svg:desc>formule</svg:desc></draw:frame></text:span></text:p>
      <text:p text:style-name="P50"/>
      <text:p text:style-name="P61"><text:span text:style-name="T1">Th</text:span> – Convergence <text:span text:style-name="T7">Dominée ou Théorème de LEBESGUE</text:span> :</text:p>
      <text:p text:style-name="P51"><text:span text:style-name="T8">Soit</text:span><draw:frame draw:style-name="fr1" draw:name="Objet28" text:anchor-type="as-char" svg:y="-0.386cm" svg:width="1.372cm" svg:height="0.54cm" draw:z-index="23"><draw:object xlink:href="./Object 28" xlink:type="simple" xlink:show="embed" xlink:actuate="onLoad"/><draw:image xlink:href="./ObjectReplacements/Object 28" xlink:type="simple" xlink:show="embed" xlink:actuate="onLoad"/><svg:desc>formule</svg:desc></draw:frame><text:span text:style-name="T8">suite de fonctions mesurables, si :</text:span></text:p>
      <text:p text:style-name="P51">- <text:span text:style-name="T8">il existe g mesurable et intégrable tq </text:span><text:span text:style-name="T8"><draw:frame draw:style-name="fr1" draw:name="Objet29" text:anchor-type="as-char" svg:y="-0.386cm" svg:width="6.316cm" svg:height="0.542cm" draw:z-index="24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p>
      <text:p text:style-name="P51"><text:span text:style-name="T8">- </text:span><text:span text:style-name="T8"><draw:frame draw:style-name="fr1" draw:name="Objet30" text:anchor-type="as-char" svg:y="-0.706cm" svg:width="2.006cm" svg:height="1.261cm" draw:z-index="25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p>
      <text:p text:style-name="P53">alors</text:p>
      <text:p text:style-name="P53">- <text:s/>f <text:s/>intégrable et <draw:frame draw:style-name="fr1" draw:name="Objet31" text:anchor-type="as-char" svg:y="-0.743cm" svg:width="3.886cm" svg:height="1.198cm" draw:z-index="26"><draw:object xlink:href="./Object 31" xlink:type="simple" xlink:show="embed" xlink:actuate="onLoad"/><draw:image xlink:href="./ObjectReplacements/Object 31" xlink:type="simple" xlink:show="embed" xlink:actuate="onLoad"/><svg:desc>formule</svg:desc></draw:frame></text:p>
      <text:p text:style-name="P53"/>
      <text:p text:style-name="P43"/>
      <text:p text:style-name="P65"><text:soft-page-break/></text:p>
      <text:p text:style-name="P34">III.<text:span text:style-name="T9">3</text:span> Intégrales Dépendant d’un Paramètre</text:p>
      <text:p text:style-name="P33"/>
      <text:p text:style-name="P69"><text:span text:style-name="T1">Th</text:span> – Continuité Globale Sous l’Intégrale :</text:p>
      <text:p text:style-name="P67">Soit<draw:frame draw:style-name="fr1" draw:name="Objet26" text:anchor-type="as-char" svg:y="-0.377cm" svg:width="2.323cm" svg:height="0.467cm" draw:z-index="53"><draw:object xlink:href="./Object 26" xlink:type="simple" xlink:show="embed" xlink:actuate="onLoad"/><draw:image xlink:href="./ObjectReplacements/Object 26" xlink:type="simple" xlink:show="embed" xlink:actuate="onLoad"/><svg:desc>formule</svg:desc></draw:frame>tq :</text:p>
      <text:p text:style-name="P67">-<draw:frame draw:style-name="fr1" draw:name="Objet27" text:anchor-type="as-char" svg:y="-0.386cm" svg:width="3.404cm" svg:height="0.506cm" draw:z-index="30"><draw:object xlink:href="./Object 27" xlink:type="simple" xlink:show="embed" xlink:actuate="onLoad"/><draw:image xlink:href="./ObjectReplacements/Object 27" xlink:type="simple" xlink:show="embed" xlink:actuate="onLoad"/><svg:desc>formule</svg:desc></draw:frame>est mesurable</text:p>
      <text:p text:style-name="P35"><text:span text:style-name="T12">- <text:s/>pour p.t. x, </text:span><draw:frame draw:style-name="fr1" draw:name="Objet35" text:anchor-type="as-char" svg:y="-0.386cm" svg:width="2.007cm" svg:height="0.506cm" draw:z-index="31"><draw:object xlink:href="./Object 35" xlink:type="simple" xlink:show="embed" xlink:actuate="onLoad"/><draw:image xlink:href="./ObjectReplacements/Object 35" xlink:type="simple" xlink:show="embed" xlink:actuate="onLoad"/><svg:desc>formule</svg:desc></draw:frame><text:span text:style-name="T12">est continue</text:span></text:p>
      <text:p text:style-name="P35"><text:span text:style-name="T12">-</text:span><text:span text:style-name="T12"><draw:frame draw:style-name="fr1" draw:name="Objet36" text:anchor-type="as-char" svg:y="-0.377cm" svg:width="0.751cm" svg:height="0.467cm" draw:z-index="32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12">positive intégrable tq </text:span><text:span text:style-name="T12"><draw:frame draw:style-name="fr1" draw:name="Objet37" text:anchor-type="as-char" svg:y="-0.388cm" svg:width="4.193cm" svg:height="0.51cm" draw:z-index="33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13">p.p. en x</text:span></text:p>
      <text:p text:style-name="P18">alors</text:p>
      <text:p text:style-name="P23"><text:span text:style-name="T11">-</text:span><text:span text:style-name="T11"><draw:frame draw:style-name="fr1" draw:name="Objet38" text:anchor-type="as-char" svg:y="-0.462cm" svg:width="3.965cm" svg:height="0.868cm" draw:z-index="34"><draw:object xlink:href="./Object 38" xlink:type="simple" xlink:show="embed" xlink:actuate="onLoad"/><draw:image xlink:href="./ObjectReplacements/Object 38" xlink:type="simple" xlink:show="embed" xlink:actuate="onLoad"/><svg:desc>formule</svg:desc></draw:frame></text:span><text:span text:style-name="T11">est définie et continue sur I</text:span></text:p>
      <text:p text:style-name="P18"/>
      <text:p text:style-name="P19"/>
      <text:p text:style-name="P25"><text:span text:style-name="T16">Th</text:span><text:span text:style-name="T17"> – Dérivation Globale Sous l’Intégrale :</text:span></text:p>
      <text:p text:style-name="P17">Soit <text:span text:style-name="T15">I un intervalle ouvert non vide de</text:span><text:span text:style-name="T15"><draw:frame draw:style-name="fr1" draw:name="Objet47" text:anchor-type="as-char" svg:y="-0.295cm" svg:width="0.526cm" svg:height="0.385cm" draw:z-index="55"><draw:object xlink:href="./Object 47" xlink:type="simple" xlink:show="embed" xlink:actuate="onLoad"/><draw:image xlink:href="./ObjectReplacements/Object 47" xlink:type="simple" xlink:show="embed" xlink:actuate="onLoad"/><svg:desc>formule</svg:desc></draw:frame></text:span><text:span text:style-name="T15">, soit</text:span><draw:frame draw:style-name="fr1" draw:name="Objet42" text:anchor-type="as-char" svg:y="-0.377cm" svg:width="2.2cm" svg:height="0.467cm" draw:z-index="38"><draw:object xlink:href="./Object 42" xlink:type="simple" xlink:show="embed" xlink:actuate="onLoad"/><draw:image xlink:href="./ObjectReplacements/Object 42" xlink:type="simple" xlink:show="embed" xlink:actuate="onLoad"/><svg:desc>formule</svg:desc></draw:frame>tq :</text:p>
      <text:p text:style-name="P17">-<draw:frame draw:style-name="fr1" draw:name="Objet43" text:anchor-type="as-char" svg:y="-0.386cm" svg:width="3.404cm" svg:height="0.506cm" draw:z-index="39"><draw:object xlink:href="./Object 43" xlink:type="simple" xlink:show="embed" xlink:actuate="onLoad"/><draw:image xlink:href="./ObjectReplacements/Object 43" xlink:type="simple" xlink:show="embed" xlink:actuate="onLoad"/><svg:desc>formule</svg:desc></draw:frame>est mesurable</text:p>
      <text:p text:style-name="P17">-<draw:frame draw:style-name="fr1" draw:name="Objet48" text:anchor-type="as-char" svg:y="-0.386cm" svg:width="3.544cm" svg:height="0.54cm" draw:z-index="64"><draw:object xlink:href="./Object 48" xlink:type="simple" xlink:show="embed" xlink:actuate="onLoad"/><draw:image xlink:href="./ObjectReplacements/Object 48" xlink:type="simple" xlink:show="embed" xlink:actuate="onLoad"/><svg:desc>formule</svg:desc></draw:frame><text:span text:style-name="T15">est intégrable</text:span></text:p>
      <text:p text:style-name="P24"><text:span text:style-name="T12">- <text:s/>pour p.t. x, </text:span><draw:frame draw:style-name="fr1" draw:name="Objet44" text:anchor-type="as-char" svg:y="-0.386cm" svg:width="2.007cm" svg:height="0.506cm" draw:z-index="40"><draw:object xlink:href="./Object 44" xlink:type="simple" xlink:show="embed" xlink:actuate="onLoad"/><draw:image xlink:href="./ObjectReplacements/Object 44" xlink:type="simple" xlink:show="embed" xlink:actuate="onLoad"/><svg:desc>formule</svg:desc></draw:frame><text:span text:style-name="T12">est </text:span><text:span text:style-name="T13">dérivable sur I</text:span></text:p>
      <text:p text:style-name="P24"><text:span text:style-name="T12">-</text:span><text:span text:style-name="T12"><draw:frame draw:style-name="fr1" draw:name="Objet45" text:anchor-type="as-char" svg:y="-0.377cm" svg:width="0.751cm" svg:height="0.467cm" draw:z-index="41"><draw:object xlink:href="./Object 45" xlink:type="simple" xlink:show="embed" xlink:actuate="onLoad"/><draw:image xlink:href="./ObjectReplacements/Object 45" xlink:type="simple" xlink:show="embed" xlink:actuate="onLoad"/><svg:desc>formule</svg:desc></draw:frame></text:span><text:span text:style-name="T12">positive intégrable tq </text:span><text:span text:style-name="T12"><draw:frame draw:style-name="fr1" draw:name="Objet46" text:anchor-type="as-char" svg:y="-0.621cm" svg:width="4.443cm" svg:height="1cm" draw:z-index="42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13">p.p. en x</text:span></text:p>
      <text:p text:style-name="P18">alors</text:p>
      <text:p text:style-name="P23"><text:span text:style-name="T11">-</text:span><text:span text:style-name="T11"><draw:frame draw:style-name="fr1" draw:name="Objet40" text:anchor-type="as-char" svg:y="-0.462cm" svg:width="3.965cm" svg:height="0.868cm" draw:z-index="35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11">est définie et dérvable sur I, de plus</text:span><text:span text:style-name="T11"><draw:frame draw:style-name="fr1" draw:name="Objet39" text:anchor-type="as-char" svg:y="-0.619cm" svg:width="4.593cm" svg:height="1.025cm" draw:z-index="44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<text:p text:style-name="P18"/>
      <text:p text:style-name="P3"/>
      <text:p text:style-name="P2"/>
      <text:p text:style-name="P46">IV. Mesure Produit et Théorème de Fubini</text:p>
      <text:p text:style-name="P46"/>
      <text:p text:style-name="P43">IV.1 Téorèmes de Fubini et Fubini-Tonelli</text:p>
      <text:p text:style-name="P56"/>
      <text:p text:style-name="P63"><text:span text:style-name="T1">Th</text:span> – FUBINI-TONELLI :</text:p>
      <text:p text:style-name="P58">Soit<draw:frame draw:style-name="fr1" draw:name="Objet49" text:anchor-type="as-char" svg:y="-0.377cm" svg:width="3.754cm" svg:height="0.531cm" draw:z-index="52"><draw:object xlink:href="./Object 49" xlink:type="simple" xlink:show="embed" xlink:actuate="onLoad"/><draw:image xlink:href="./ObjectReplacements/Object 49" xlink:type="simple" xlink:show="embed" xlink:actuate="onLoad"/><svg:desc>formule</svg:desc></draw:frame></text:p>
      <text:p text:style-name="P58">Soit<draw:frame draw:style-name="fr1" draw:name="Objet56" text:anchor-type="as-char" svg:y="-0.462cm" svg:width="4.265cm" svg:height="0.917cm" draw:z-index="65"><draw:object xlink:href="./Object 56" xlink:type="simple" xlink:show="embed" xlink:actuate="onLoad"/><draw:image xlink:href="./ObjectReplacements/Object 56" xlink:type="simple" xlink:show="embed" xlink:actuate="onLoad"/><svg:desc>formule</svg:desc></draw:frame>et<draw:frame draw:style-name="fr1" draw:name="Objet57" text:anchor-type="as-char" svg:y="-0.462cm" svg:width="4.202cm" svg:height="0.917cm" draw:z-index="66"><draw:object xlink:href="./Object 57" xlink:type="simple" xlink:show="embed" xlink:actuate="onLoad"/><draw:image xlink:href="./ObjectReplacements/Object 57" xlink:type="simple" xlink:show="embed" xlink:actuate="onLoad"/><svg:desc>formule</svg:desc></draw:frame></text:p>
      <text:p text:style-name="P57"><draw:frame draw:style-name="fr1" draw:name="Objet41" text:anchor-type="as-char" svg:y="-0.462cm" svg:width="10.255cm" svg:height="0.917cm" draw:z-index="45"><draw:object xlink:href="./Object 41" xlink:type="simple" xlink:show="embed" xlink:actuate="onLoad"/><draw:image xlink:href="./ObjectReplacements/Object 41" xlink:type="simple" xlink:show="embed" xlink:actuate="onLoad"/><svg:desc>formule</svg:desc></draw:frame></text:p>
      <text:p text:style-name="P57"/>
      <text:p text:style-name="P56"/>
      <text:p text:style-name="P64"><text:span text:style-name="T1">Th</text:span> – FUBINI :</text:p>
      <text:p text:style-name="P58">Soit<draw:frame draw:style-name="fr1" draw:name="Objet50" text:anchor-type="as-char" svg:y="-0.377cm" svg:width="4.415cm" svg:height="0.492cm" draw:z-index="47"><draw:object xlink:href="./Object 50" xlink:type="simple" xlink:show="embed" xlink:actuate="onLoad"/><draw:image xlink:href="./ObjectReplacements/Object 50" xlink:type="simple" xlink:show="embed" xlink:actuate="onLoad"/><svg:desc>formule</svg:desc></draw:frame></text:p>
      <text:p text:style-name="P58">Soit<draw:frame draw:style-name="fr1" draw:name="Objet51" text:anchor-type="as-char" svg:y="-0.462cm" svg:width="4.447cm" svg:height="0.917cm" draw:z-index="48"><draw:object xlink:href="./Object 51" xlink:type="simple" xlink:show="embed" xlink:actuate="onLoad"/><draw:image xlink:href="./ObjectReplacements/Object 51" xlink:type="simple" xlink:show="embed" xlink:actuate="onLoad"/><svg:desc>formule</svg:desc></draw:frame>et<draw:frame draw:style-name="fr1" draw:name="Objet52" text:anchor-type="as-char" svg:y="-0.462cm" svg:width="4.318cm" svg:height="0.917cm" draw:z-index="49"><draw:object xlink:href="./Object 52" xlink:type="simple" xlink:show="embed" xlink:actuate="onLoad"/><draw:image xlink:href="./ObjectReplacements/Object 52" xlink:type="simple" xlink:show="embed" xlink:actuate="onLoad"/><svg:desc>formule</svg:desc></draw:frame></text:p>
      <text:p text:style-name="P58">Si <draw:frame draw:style-name="fr1" draw:name="Objet53" text:anchor-type="as-char" svg:y="-0.377cm" svg:width="0.531cm" svg:height="0.531cm" draw:z-index="50"><draw:object xlink:href="./Object 53" xlink:type="simple" xlink:show="embed" xlink:actuate="onLoad"/><draw:image xlink:href="./ObjectReplacements/Object 53" xlink:type="simple" xlink:show="embed" xlink:actuate="onLoad"/><svg:desc>formule</svg:desc></draw:frame>ou<draw:frame draw:style-name="fr1" draw:name="Objet54" text:anchor-type="as-char" svg:y="-0.377cm" svg:width="0.533cm" svg:height="0.531cm" draw:z-index="51"><draw:object xlink:href="./Object 54" xlink:type="simple" xlink:show="embed" xlink:actuate="onLoad"/><draw:image xlink:href="./ObjectReplacements/Object 54" xlink:type="simple" xlink:show="embed" xlink:actuate="onLoad"/><svg:desc>formule</svg:desc></draw:frame>intégrable alors l’autre l’est aussi, de plus<draw:frame draw:style-name="fr1" draw:name="Objet59" text:anchor-type="as-char" svg:y="-0.377cm" svg:width="0.404cm" svg:height="0.467cm" draw:z-index="56"><draw:object xlink:href="./Object 59" xlink:type="simple" xlink:show="embed" xlink:actuate="onLoad"/><draw:image xlink:href="./ObjectReplacements/Object 59" xlink:type="simple" xlink:show="embed" xlink:actuate="onLoad"/><svg:desc>formule</svg:desc></draw:frame>,<draw:frame draw:style-name="fr1" draw:name="Objet58" text:anchor-type="as-char" svg:y="-0.298cm" svg:width="0.476cm" svg:height="0.404cm" draw:z-index="57"><draw:object xlink:href="./Object 58" xlink:type="simple" xlink:show="embed" xlink:actuate="onLoad"/><draw:image xlink:href="./ObjectReplacements/Object 58" xlink:type="simple" xlink:show="embed" xlink:actuate="onLoad"/><svg:desc>formule</svg:desc></draw:frame>, <draw:frame draw:style-name="fr1" draw:name="Objet60" text:anchor-type="as-char" svg:y="-0.265cm" svg:width="0.543cm" svg:height="0.37cm" draw:z-index="59"><draw:object xlink:href="./Object 60" xlink:type="simple" xlink:show="embed" xlink:actuate="onLoad"/><draw:image xlink:href="./ObjectReplacements/Object 60" xlink:type="simple" xlink:show="embed" xlink:actuate="onLoad"/><svg:desc>formule</svg:desc></draw:frame>sont intégrables et :</text:p>
      <text:p text:style-name="P58"><draw:frame draw:style-name="fr1" draw:name="Objet55" text:anchor-type="as-char" svg:y="-0.462cm" svg:width="10.255cm" svg:height="0.917cm" draw:z-index="54"><draw:object xlink:href="./Object 55" xlink:type="simple" xlink:show="embed" xlink:actuate="onLoad"/><draw:image xlink:href="./ObjectReplacements/Object 55" xlink:type="simple" xlink:show="embed" xlink:actuate="onLoad"/><svg:desc>formule</svg:desc></draw:frame></text:p>
      <text:p text:style-name="P58"/>
      <text:p text:style-name="P56"/>
      <text:p text:style-name="P46"/>
      <text:p text:style-name="P43">IV.2 Changements de Variables</text:p>
      <text:p text:style-name="P47"/>
      <text:p text:style-name="P64"><text:span text:style-name="T1">Th</text:span> – Théorème de Changement de Variable :</text:p>
      <text:p text:style-name="P55">Soient<draw:frame draw:style-name="fr1" draw:name="Objet62" text:anchor-type="as-char" svg:y="-0.377cm" svg:width="1.64cm" svg:height="0.467cm" draw:z-index="63"><draw:object xlink:href="./Object 62" xlink:type="simple" xlink:show="embed" xlink:actuate="onLoad"/><draw:image xlink:href="./ObjectReplacements/Object 62" xlink:type="simple" xlink:show="embed" xlink:actuate="onLoad"/><svg:desc>formule</svg:desc></draw:frame>intégrable et<draw:frame draw:style-name="fr1" draw:name="Objet61" text:anchor-type="as-char" svg:y="-0.377cm" svg:width="1.737cm" svg:height="0.483cm" draw:z-index="58"><draw:object xlink:href="./Object 61" xlink:type="simple" xlink:show="embed" xlink:actuate="onLoad"/><draw:image xlink:href="./ObjectReplacements/Object 61" xlink:type="simple" xlink:show="embed" xlink:actuate="onLoad"/><svg:desc>formule</svg:desc></draw:frame>bijective, alors<draw:frame draw:style-name="fr1" draw:name="Objet63" text:anchor-type="as-char" svg:y="-0.377cm" svg:width="2.187cm" svg:height="0.483cm" draw:z-index="60"><draw:object xlink:href="./Object 63" xlink:type="simple" xlink:show="embed" xlink:actuate="onLoad"/><draw:image xlink:href="./ObjectReplacements/Object 63" xlink:type="simple" xlink:show="embed" xlink:actuate="onLoad"/><svg:desc>formule</svg:desc></draw:frame>est intégrable et :</text:p>
      <text:p text:style-name="P71"><text:soft-page-break/><draw:frame draw:style-name="fr1" draw:name="Objet64" text:anchor-type="as-char" svg:y="-0.462cm" svg:width="7.017cm" svg:height="0.917cm" draw:z-index="61"><draw:object xlink:href="./Object 64" xlink:type="simple" xlink:show="embed" xlink:actuate="onLoad"/><draw:image xlink:href="./ObjectReplacements/Object 64" xlink:type="simple" xlink:show="embed" xlink:actuate="onLoad"/><svg:desc>formule</svg:desc></draw:frame>avec<draw:frame draw:style-name="fr1" draw:name="Objet65" text:anchor-type="as-char" svg:y="-0.676cm" svg:width="3.288cm" svg:height="1.171cm" draw:z-index="62"><draw:object xlink:href="./Object 65" xlink:type="simple" xlink:show="embed" xlink:actuate="onLoad"/><draw:image xlink:href="./ObjectReplacements/Object 65" xlink:type="simple" xlink:show="embed" xlink:actuate="onLoad"/><svg:desc>formule</svg:desc></draw:frame></text:p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8T10:32:46.760000000</dc:date>
    <meta:editing-duration>PT48M59S</meta:editing-duration>
    <meta:editing-cycles>8</meta:editing-cycles>
    <meta:generator>LibreOffice/5.4.6.2$Windows_X86_64 LibreOffice_project/4014ce260a04f1026ba855d3b8d91541c224eab8</meta:generator>
    <meta:document-statistic meta:table-count="0" meta:image-count="0" meta:object-count="67" meta:page-count="4" meta:paragraph-count="79" meta:word-count="352" meta:character-count="2080" meta:non-whitespace-character-count="1761"/>
  </office:meta>
</office:document-meta>
</file>

<file path=Object 1/content.xml><?xml version="1.0" encoding="utf-8"?>
<math xmlns="http://www.w3.org/1998/Math/MathML" display="block">
  <semantics>
    <mrow>
      <mi>μ</mi>
      <mi mathvariant="normal">:</mi>
      <mi>A</mi>
      <mo stretchy="false">→</mo>
      <mrow>
        <mo fence="true" stretchy="false">[</mo>
        <mrow>
          <mrow>
            <mn>0,</mn>
            <mo stretchy="false">+</mo>
            <mi mathvariant="normal">∞</mi>
          </mrow>
        </mrow>
        <mo fence="true" stretchy="false">]</mo>
      </mrow>
    </mrow>
    <annotation encoding="StarMath 5.0">%mu : A -&gt; [ 0, +infinity ]</annotation>
  </semantics>
</math>
</file>

<file path=Object 10/content.xml><?xml version="1.0" encoding="utf-8"?>
<math xmlns="http://www.w3.org/1998/Math/MathML" display="block">
  <semantics>
    <mrow>
      <mrow>
        <munderover>
          <mo stretchy="false">∫</mo>
          <mi>E</mi>
          <mrow/>
        </munderover>
        <mi>f</mi>
      </mrow>
      <mrow>
        <mo fence="true" stretchy="false">(</mo>
        <mrow>
          <mi>x</mi>
        </mrow>
        <mo fence="true" stretchy="false">)</mo>
      </mrow>
      <mi>μ</mi>
      <mrow>
        <mrow>
          <mo fence="true" stretchy="false">(</mo>
          <mrow>
            <mi mathvariant="italic">dx</mi>
          </mrow>
          <mo fence="true" stretchy="false">)</mo>
        </mrow>
        <mo stretchy="false">=</mo>
        <mrow>
          <munder>
            <mo stretchy="false">∑</mo>
            <mrow>
              <mi>i</mi>
              <mo stretchy="false">∈</mo>
              <mi>I</mi>
            </mrow>
          </munder>
          <msub>
            <mi>a</mi>
            <mi>i</mi>
          </msub>
        </mrow>
      </mrow>
      <mi>μ</mi>
      <mrow>
        <mo fence="true" stretchy="false">(</mo>
        <mrow>
          <msub>
            <mi>A</mi>
            <mi>i</mi>
          </msub>
        </mrow>
        <mo fence="true" stretchy="false">)</mo>
      </mrow>
    </mrow>
    <annotation encoding="StarMath 5.0">int from{E} to{} f(x) %mu(dx)   = sum from{i in I} a_i %mu ( A_i ) </annotation>
  </semantics>
</math>
</file>

<file path=Object 11/content.xml><?xml version="1.0" encoding="utf-8"?>
<math xmlns="http://www.w3.org/1998/Math/MathML" display="block">
  <semantics>
    <msubsup>
      <mi>F</mi>
      <mrow>
        <mo stretchy="false">+</mo>
        <mrow/>
      </mrow>
      <mn>0</mn>
    </msubsup>
    <annotation encoding="StarMath 5.0">F^0_+{}</annotation>
  </semantics>
</math>
</file>

<file path=Object 12/content.xml><?xml version="1.0" encoding="utf-8"?>
<math xmlns="http://www.w3.org/1998/Math/MathML" display="block">
  <semantics>
    <msub>
      <mi>F</mi>
      <mrow>
        <mo stretchy="false">+</mo>
        <mrow/>
      </mrow>
    </msub>
    <annotation encoding="StarMath 5.0">F_+{  }</annotation>
  </semantics>
</math>
</file>

<file path=Object 13/content.xml><?xml version="1.0" encoding="utf-8"?>
<math xmlns="http://www.w3.org/1998/Math/MathML" display="block">
  <semantics>
    <mrow>
      <msub>
        <mrow>
          <mo fence="true" stretchy="false">(</mo>
          <mrow>
            <msub>
              <mi>f</mi>
              <mi>n</mi>
            </msub>
          </mrow>
          <mo fence="true" stretchy="false">)</mo>
        </mrow>
        <mrow>
          <mi>n</mi>
          <mo stretchy="false">∈</mo>
          <mi mathvariant="normal">ℕ</mi>
        </mrow>
      </msub>
      <mo stretchy="false">∈</mo>
      <msup>
        <mrow>
          <mo fence="true" stretchy="false">(</mo>
          <mrow>
            <msubsup>
              <mi>F</mi>
              <mrow>
                <mo stretchy="false">+</mo>
                <mrow/>
              </mrow>
              <mn>0</mn>
            </msubsup>
          </mrow>
          <mo fence="true" stretchy="false">)</mo>
        </mrow>
        <mi mathvariant="normal">ℕ</mi>
      </msup>
    </mrow>
    <annotation encoding="StarMath 5.0">(f_n)_{n in setn} in (F^0_+{})^{ setn }</annotation>
  </semantics>
</math>
</file>

<file path=Object 14/content.xml><?xml version="1.0" encoding="utf-8"?>
<math xmlns="http://www.w3.org/1998/Math/MathML" display="block">
  <semantics>
    <mrow>
      <mrow>
        <munderover>
          <mo stretchy="false">∫</mo>
          <mi>E</mi>
          <mrow/>
        </munderover>
        <mi>f</mi>
      </mrow>
      <mi>d</mi>
      <mrow>
        <mi>μ</mi>
        <mo stretchy="false">=</mo>
        <mrow>
          <munder>
            <mi>lim</mi>
            <mrow>
              <mi>n</mi>
              <mrow>
                <mo stretchy="false">→</mo>
                <mo stretchy="false">+</mo>
                <mi mathvariant="normal">∞</mi>
              </mrow>
            </mrow>
          </munder>
          <mrow>
            <munderover>
              <mo stretchy="false">∫</mo>
              <mi>E</mi>
              <mrow/>
            </munderover>
            <msub>
              <mi>f</mi>
              <mi>n</mi>
            </msub>
          </mrow>
        </mrow>
      </mrow>
      <mi>d</mi>
      <mi>μ</mi>
    </mrow>
    <annotation encoding="StarMath 5.0">int from{E} to{} f d%mu = lim from{n -&gt; + infinity} int from{E} to{} f_n d%mu </annotation>
  </semantics>
</math>
</file>

<file path=Object 15/content.xml><?xml version="1.0" encoding="utf-8"?>
<math xmlns="http://www.w3.org/1998/Math/MathML" display="block">
  <semantics>
    <mrow>
      <msub>
        <mrow>
          <mo fence="true" stretchy="false">(</mo>
          <mrow>
            <msub>
              <mi>f</mi>
              <mi>n</mi>
            </msub>
          </mrow>
          <mo fence="true" stretchy="false">)</mo>
        </mrow>
        <mrow>
          <mi>n</mi>
          <mo stretchy="false">∈</mo>
          <mi mathvariant="normal">ℕ</mi>
        </mrow>
      </msub>
      <mo stretchy="false">∈</mo>
      <msub>
        <mi>F</mi>
        <mrow>
          <mo stretchy="false">+</mo>
          <mrow/>
        </mrow>
      </msub>
    </mrow>
    <annotation encoding="StarMath 5.0">(f_n)_{ n in setn } in F_+{  }</annotation>
  </semantics>
</math>
</file>

<file path=Object 16/content.xml><?xml version="1.0" encoding="utf-8"?>
<math xmlns="http://www.w3.org/1998/Math/MathML" display="block">
  <semantics>
    <mrow>
      <msub>
        <mi>f</mi>
        <mi>n</mi>
      </msub>
      <mtable>
        <mtr>
          <mtd>
            <mrow>
              <mi>p</mi>
              <mn>.</mn>
              <mi>p</mi>
              <mn>.</mn>
            </mrow>
          </mtd>
        </mtr>
        <mtr>
          <mtd>
            <mo stretchy="false">→</mo>
          </mtd>
        </mtr>
        <mtr>
          <mtd>
            <mrow>
              <mi>n</mi>
              <mrow>
                <mo stretchy="false">→</mo>
                <mo stretchy="false">+</mo>
                <mi mathvariant="normal">∞</mi>
              </mrow>
            </mrow>
          </mtd>
        </mtr>
      </mtable>
      <mi>f</mi>
    </mrow>
    <annotation encoding="StarMath 5.0">f_n stack{p.p. # -&gt; # n -&gt; +infinity} f</annotation>
  </semantics>
</math>
</file>

<file path=Object 17/content.xml><?xml version="1.0" encoding="utf-8"?>
<math xmlns="http://www.w3.org/1998/Math/MathML" display="block">
  <semantics>
    <mrow>
      <mrow>
        <munderover>
          <mo stretchy="false">∫</mo>
          <mi>E</mi>
          <mrow/>
        </munderover>
        <mi>f</mi>
      </mrow>
      <mi>d</mi>
      <mrow>
        <mi>μ</mi>
        <mo stretchy="false">⩽</mo>
        <mrow>
          <mi>lim</mi>
          <msub>
            <mi mathvariant="italic">inf</mi>
            <mrow>
              <mi>n</mi>
              <mrow>
                <mo stretchy="false">→</mo>
                <mo stretchy="false">+</mo>
                <mi mathvariant="normal">∞</mi>
              </mrow>
            </mrow>
          </msub>
        </mrow>
      </mrow>
      <mrow>
        <munderover>
          <mo stretchy="false">∫</mo>
          <mi>E</mi>
          <mrow/>
        </munderover>
        <msub>
          <mi>f</mi>
          <mi>n</mi>
        </msub>
      </mrow>
      <mi>d</mi>
      <mi>μ</mi>
    </mrow>
    <annotation encoding="StarMath 5.0">int from{E} to{} f d%mu leslant  lim inf_{n -&gt; +infinity}  int from{E} to{} f_n d%mu </annotation>
  </semantics>
</math>
</file>

<file path=Object 18/content.xml><?xml version="1.0" encoding="utf-8"?>
<math xmlns="http://www.w3.org/1998/Math/MathML" display="block">
  <semantics>
    <msub>
      <mrow>
        <mo fence="true" stretchy="false">(</mo>
        <mrow>
          <msub>
            <mi>f</mi>
            <mi>n</mi>
          </msub>
        </mrow>
        <mo fence="true" stretchy="false">)</mo>
      </mrow>
      <mrow>
        <mi>n</mi>
        <mo stretchy="false">∈</mo>
        <mi mathvariant="normal">ℕ</mi>
      </mrow>
    </msub>
    <annotation encoding="StarMath 5.0">(f_n)_{n in setn}</annotation>
  </semantics>
</math>
</file>

<file path=Object 19/content.xml><?xml version="1.0" encoding="utf-8"?>
<math xmlns="http://www.w3.org/1998/Math/MathML" display="block">
  <semantics>
    <mrow>
      <mi>f</mi>
      <mo stretchy="false">∈</mo>
      <msub>
        <mi>F</mi>
        <mrow>
          <mo stretchy="false">+</mo>
          <mrow/>
        </mrow>
      </msub>
    </mrow>
    <annotation encoding="StarMath 5.0">f in F_+{  }</annotation>
  </semantics>
</math>
</file>

<file path=Object 2/content.xml><?xml version="1.0" encoding="utf-8"?>
<math xmlns="http://www.w3.org/1998/Math/MathML" display="block">
  <semantics>
    <mrow>
      <mi>μ</mi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%mu ( emptyset ) = 0</annotation>
  </semantics>
</math>
</file>

<file path=Object 20/content.xml><?xml version="1.0" encoding="utf-8"?>
<math xmlns="http://www.w3.org/1998/Math/MathML" display="block">
  <semantics>
    <mrow>
      <mi>μ</mi>
      <mrow>
        <mrow>
          <mo fence="true" stretchy="false">(</mo>
          <mrow>
            <mrow>
              <mo fence="true" stretchy="false">{</mo>
              <mrow>
                <mrow>
                  <mrow>
                    <mi>x</mi>
                    <mo stretchy="false">∈</mo>
                    <mi>E</mi>
                  </mrow>
                  <mi mathvariant="normal">:</mi>
                  <mi>f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≥</mo>
                    <mi>a</mi>
                  </mrow>
                </mrow>
              </mrow>
              <mo fence="true" stretchy="false">}</mo>
            </mrow>
          </mrow>
          <mo fence="true" stretchy="false">)</mo>
        </mrow>
        <mo stretchy="false">≤</mo>
        <mfrac>
          <mn>1</mn>
          <mi>a</mi>
        </mfrac>
      </mrow>
      <mrow>
        <munderover>
          <mo stretchy="false">∫</mo>
          <mi>E</mi>
          <mrow/>
        </munderover>
        <mi>f</mi>
      </mrow>
      <mrow>
        <mo fence="true" stretchy="false">(</mo>
        <mrow>
          <mi>x</mi>
        </mrow>
        <mo fence="true" stretchy="false">)</mo>
      </mrow>
      <mi>μ</mi>
      <mrow>
        <mo fence="true" stretchy="false">(</mo>
        <mrow>
          <mi mathvariant="italic">dx</mi>
        </mrow>
        <mo fence="true" stretchy="false">)</mo>
      </mrow>
    </mrow>
    <annotation encoding="StarMath 5.0">%mu ( lbrace x in E : f(x) &gt;= a rbrace ) &lt;= 1 over a int from{E} to{} f(x) %mu(dx)</annotation>
  </semantics>
</math>
</file>

<file path=Object 21/content.xml><?xml version="1.0" encoding="utf-8"?>
<math xmlns="http://www.w3.org/1998/Math/MathML" display="block">
  <semantics>
    <mrow>
      <mi>f</mi>
      <mo stretchy="false">∈</mo>
      <mi>F</mi>
    </mrow>
    <annotation encoding="StarMath 5.0">f in F</annotation>
  </semantics>
</math>
</file>

<file path=Object 22/content.xml><?xml version="1.0" encoding="utf-8"?>
<math xmlns="http://www.w3.org/1998/Math/MathML" display="block">
  <semantics>
    <msup>
      <mi>f</mi>
      <mrow>
        <mo stretchy="false">+</mo>
        <mrow/>
      </mrow>
    </msup>
    <annotation encoding="StarMath 5.0">f^+{ }</annotation>
  </semantics>
</math>
</file>

<file path=Object 23/content.xml><?xml version="1.0" encoding="utf-8"?>
<math xmlns="http://www.w3.org/1998/Math/MathML" display="block">
  <semantics>
    <msup>
      <mi>f</mi>
      <mrow>
        <mo stretchy="false">−</mo>
        <mrow/>
      </mrow>
    </msup>
    <annotation encoding="StarMath 5.0">f^-{ }</annotation>
  </semantics>
</math>
</file>

<file path=Object 24/content.xml><?xml version="1.0" encoding="utf-8"?>
<math xmlns="http://www.w3.org/1998/Math/MathML" display="block">
  <semantics>
    <mrow>
      <mrow>
        <munderover>
          <mo stretchy="false">∫</mo>
          <mi>E</mi>
          <mrow/>
        </munderover>
        <mi>f</mi>
      </mrow>
      <mrow>
        <mo fence="true" stretchy="false">(</mo>
        <mrow>
          <mi>x</mi>
        </mrow>
        <mo fence="true" stretchy="false">)</mo>
      </mrow>
      <mi>μ</mi>
      <mrow>
        <mrow>
          <mo fence="true" stretchy="false">(</mo>
          <mrow>
            <mi mathvariant="italic">dx</mi>
          </mrow>
          <mo fence="true" stretchy="false">)</mo>
        </mrow>
        <mo stretchy="false">=</mo>
        <mrow>
          <munderover>
            <mo stretchy="false">∫</mo>
            <mi>E</mi>
            <mrow/>
          </munderover>
          <msup>
            <mi>f</mi>
            <mrow>
              <mo stretchy="false">+</mo>
              <mrow/>
            </mrow>
          </msup>
        </mrow>
      </mrow>
      <mrow>
        <mo fence="true" stretchy="false">(</mo>
        <mrow>
          <mi>x</mi>
        </mrow>
        <mo fence="true" stretchy="false">)</mo>
      </mrow>
      <mi>μ</mi>
      <mrow>
        <mrow>
          <mo fence="true" stretchy="false">(</mo>
          <mrow>
            <mi mathvariant="italic">dx</mi>
          </mrow>
          <mo fence="true" stretchy="false">)</mo>
        </mrow>
        <mo stretchy="false">−</mo>
        <mrow>
          <munderover>
            <mo stretchy="false">∫</mo>
            <mi>E</mi>
            <mrow/>
          </munderover>
          <msup>
            <mi>f</mi>
            <mrow>
              <mo stretchy="false">−</mo>
              <mrow/>
            </mrow>
          </msup>
        </mrow>
      </mrow>
      <mrow>
        <mo fence="true" stretchy="false">(</mo>
        <mrow>
          <mi>x</mi>
        </mrow>
        <mo fence="true" stretchy="false">)</mo>
      </mrow>
      <mi>μ</mi>
      <mrow>
        <mo fence="true" stretchy="false">(</mo>
        <mrow>
          <mi mathvariant="italic">dx</mi>
        </mrow>
        <mo fence="true" stretchy="false">)</mo>
      </mrow>
    </mrow>
    <annotation encoding="StarMath 5.0">int from{E} to{} f(x) %mu(dx) = int from{E} to{} f^+{}(x) %mu(dx) - int from{E} to{} f^-{}(x) %mu(dx)</annotation>
  </semantics>
</math>
</file>

<file path=Object 25/content.xml><?xml version="1.0" encoding="utf-8"?>
<math xmlns="http://www.w3.org/1998/Math/MathML" display="block">
  <semantics>
    <mrow>
      <msub>
        <mi>F</mi>
        <mi>μ</mi>
      </msub>
      <mrow>
        <mrow>
          <mo fence="true" stretchy="false">(</mo>
          <mrow>
            <mi>x</mi>
          </mrow>
          <mo fence="true" stretchy="false">)</mo>
        </mrow>
        <mo stretchy="false">=</mo>
        <mi>μ</mi>
      </mrow>
      <mrow>
        <mo fence="true" stretchy="false">(</mo>
        <mrow>
          <mrow>
            <mo fence="true" stretchy="false">[</mo>
            <mrow>
              <mrow>
                <mrow>
                  <mo stretchy="false">−</mo>
                  <mi mathvariant="normal">∞</mi>
                </mrow>
                <mi>,</mi>
                <mi>x</mi>
              </mrow>
            </mrow>
            <mo fence="true" stretchy="false">]</mo>
          </mrow>
        </mrow>
        <mo fence="true" stretchy="false">)</mo>
      </mrow>
    </mrow>
    <annotation encoding="StarMath 5.0">F_%mu ( x ) = %mu ( [-infinity , x] )</annotation>
  </semantics>
</math>
</file>

<file path=Object 26/content.xml><?xml version="1.0" encoding="utf-8"?>
<math xmlns="http://www.w3.org/1998/Math/MathML" display="block">
  <semantics>
    <mrow>
      <mi>f</mi>
      <mi mathvariant="normal">:</mi>
      <mrow>
        <mi mathvariant="normal">ℝ</mi>
        <mo stretchy="false">×</mo>
        <mi mathvariant="normal">ℝ</mi>
      </mrow>
      <mo stretchy="false">→</mo>
      <mi mathvariant="normal">ℝ</mi>
    </mrow>
    <annotation encoding="StarMath 5.0">f : setr times setr -&gt; setr</annotation>
  </semantics>
</math>
</file>

<file path=Object 27/content.xml><?xml version="1.0" encoding="utf-8"?>
<math xmlns="http://www.w3.org/1998/Math/MathML" display="block">
  <semantics>
    <mrow>
      <mo stretchy="false">∀</mo>
      <mrow>
        <mi>u</mi>
        <mo stretchy="false">∈</mo>
        <mi>I</mi>
      </mrow>
      <mi>,</mi>
      <mi>x</mi>
      <mo stretchy="false">→</mo>
      <mi>f</mi>
      <mrow>
        <mo fence="true" stretchy="false">(</mo>
        <mrow>
          <mrow>
            <mi>u</mi>
            <mi>,</mi>
            <mi>x</mi>
          </mrow>
        </mrow>
        <mo fence="true" stretchy="false">)</mo>
      </mrow>
    </mrow>
    <annotation encoding="StarMath 5.0">forall u in I, x -&gt; f( u, x )</annotation>
  </semantics>
</math>
</file>

<file path=Object 28/content.xml><?xml version="1.0" encoding="utf-8"?>
<math xmlns="http://www.w3.org/1998/Math/MathML" display="block">
  <semantics>
    <msub>
      <mrow>
        <mo fence="true" stretchy="false">(</mo>
        <mrow>
          <msub>
            <mi>f</mi>
            <mi>n</mi>
          </msub>
        </mrow>
        <mo fence="true" stretchy="false">)</mo>
      </mrow>
      <mrow>
        <mi>n</mi>
        <mo stretchy="false">∈</mo>
        <mi mathvariant="normal">ℕ</mi>
      </mrow>
    </msub>
    <annotation encoding="StarMath 5.0">(f_n)_{n in setn}</annotation>
  </semantics>
</math>
</file>

<file path=Object 29/content.xml><?xml version="1.0" encoding="utf-8"?>
<math xmlns="http://www.w3.org/1998/Math/MathML" display="block">
  <semantics>
    <mrow>
      <mo stretchy="false">∀</mo>
      <mrow>
        <mi>n</mi>
        <mo stretchy="false">∈</mo>
        <mi mathvariant="normal">ℕ</mi>
      </mrow>
      <mi>,</mi>
      <mo stretchy="false">∀</mo>
      <mrow>
        <mi>x</mi>
        <mo stretchy="false">∈</mo>
        <mi>E</mi>
      </mrow>
      <mi>,</mi>
      <mrow>
        <mrow>
          <mo fence="true" stretchy="true">|</mo>
          <mrow>
            <mrow>
              <msub>
                <mi>f</mi>
                <mi>n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|</mo>
        </mrow>
        <mo stretchy="false">≤</mo>
        <mi>g</mi>
      </mrow>
      <mrow>
        <mo fence="true" stretchy="false">(</mo>
        <mrow>
          <mi>x</mi>
        </mrow>
        <mo fence="true" stretchy="false">)</mo>
      </mrow>
      <mi>p</mi>
      <mn>.</mn>
      <mi>p</mi>
      <mi>.</mi>
    </mrow>
    <annotation encoding="StarMath 5.0">forall n in setn , forall x in E, abs{ f_n(x) } &lt;= g( x ) p.p.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sub>
            <mi>A</mi>
            <mi>i</mi>
          </msub>
        </mrow>
        <mo fence="true" stretchy="false">)</mo>
      </mrow>
      <mo stretchy="false">∈</mo>
      <mi>A</mi>
    </mrow>
    <annotation encoding="StarMath 5.0">(A_i) in A</annotation>
  </semantics>
</math>
</file>

<file path=Object 30/content.xml><?xml version="1.0" encoding="utf-8"?>
<math xmlns="http://www.w3.org/1998/Math/MathML" display="block">
  <semantics>
    <mrow>
      <msub>
        <mi>f</mi>
        <mi>n</mi>
      </msub>
      <mtable>
        <mtr>
          <mtd>
            <mrow>
              <mi>p</mi>
              <mn>.</mn>
              <mi>p</mi>
              <mn>.</mn>
            </mrow>
          </mtd>
        </mtr>
        <mtr>
          <mtd>
            <mo stretchy="false">→</mo>
          </mtd>
        </mtr>
        <mtr>
          <mtd>
            <mrow>
              <mi>n</mi>
              <mrow>
                <mo stretchy="false">→</mo>
                <mo stretchy="false">+</mo>
                <mi mathvariant="normal">∞</mi>
              </mrow>
            </mrow>
          </mtd>
        </mtr>
      </mtable>
      <mi>f</mi>
    </mrow>
    <annotation encoding="StarMath 5.0">f_n stack{p.p. # -&gt; # n -&gt; +infinity} f</annotation>
  </semantics>
</math>
</file>

<file path=Object 31/content.xml><?xml version="1.0" encoding="utf-8"?>
<math xmlns="http://www.w3.org/1998/Math/MathML" display="block">
  <semantics>
    <mrow>
      <mrow>
        <munderover>
          <mo stretchy="false">∫</mo>
          <mi>E</mi>
          <mrow/>
        </munderover>
        <mi>f</mi>
      </mrow>
      <mi>d</mi>
      <mrow>
        <mi>μ</mi>
        <mo stretchy="false">=</mo>
        <mrow>
          <munder>
            <mi>lim</mi>
            <mrow>
              <mi>n</mi>
              <mrow>
                <mo stretchy="false">→</mo>
                <mo stretchy="false">+</mo>
                <mi mathvariant="normal">∞</mi>
              </mrow>
            </mrow>
          </munder>
          <mrow>
            <munderover>
              <mo stretchy="false">∫</mo>
              <mi>E</mi>
              <mrow/>
            </munderover>
            <msub>
              <mi>f</mi>
              <mi>n</mi>
            </msub>
          </mrow>
        </mrow>
      </mrow>
      <mi>d</mi>
      <mi>μ</mi>
    </mrow>
    <annotation encoding="StarMath 5.0">int from{E} to{} f d%mu = lim from{n -&gt; + infinity} int from{E} to{} f_n d%mu </annotation>
  </semantics>
</math>
</file>

<file path=Object 32/content.xml><?xml version="1.0" encoding="utf-8"?>
<math xmlns="http://www.w3.org/1998/Math/MathML" display="block">
  <semantics>
    <msub>
      <mrow>
        <mo fence="true" stretchy="false">(</mo>
        <mrow>
          <msub>
            <mi>f</mi>
            <mi>n</mi>
          </msub>
        </mrow>
        <mo fence="true" stretchy="false">)</mo>
      </mrow>
      <mrow>
        <mi>n</mi>
        <mo stretchy="false">∈</mo>
        <mi mathvariant="normal">ℕ</mi>
      </mrow>
    </msub>
    <annotation encoding="StarMath 5.0">(f_n)_{n in setn}</annotation>
  </semantics>
</math>
</file>

<file path=Object 33/content.xml><?xml version="1.0" encoding="utf-8"?>
<math xmlns="http://www.w3.org/1998/Math/MathML" display="block">
  <semantics>
    <mrow>
      <msub>
        <mi>f</mi>
        <mi>n</mi>
      </msub>
      <mtable>
        <mtr>
          <mtd>
            <mrow>
              <mi>p</mi>
              <mn>.</mn>
              <mi>p</mi>
              <mn>.</mn>
            </mrow>
          </mtd>
        </mtr>
        <mtr>
          <mtd>
            <mo stretchy="false">→</mo>
          </mtd>
        </mtr>
        <mtr>
          <mtd>
            <mrow>
              <mi>n</mi>
              <mrow>
                <mo stretchy="false">→</mo>
                <mo stretchy="false">+</mo>
                <mi mathvariant="normal">∞</mi>
              </mrow>
            </mrow>
          </mtd>
        </mtr>
      </mtable>
      <mi>f</mi>
    </mrow>
    <annotation encoding="StarMath 5.0">f_n stack{p.p. # -&gt; # n -&gt; +infinity} f</annotation>
  </semantics>
</math>
</file>

<file path=Object 34/content.xml><?xml version="1.0" encoding="utf-8"?>
<math xmlns="http://www.w3.org/1998/Math/MathML" display="block">
  <semantics>
    <mrow>
      <mrow>
        <munderover>
          <mo stretchy="false">∫</mo>
          <mi>E</mi>
          <mrow/>
        </munderover>
        <mi>f</mi>
      </mrow>
      <mi>d</mi>
      <mrow>
        <mi>μ</mi>
        <mo stretchy="false">=</mo>
        <mrow>
          <munder>
            <mi>lim</mi>
            <mrow>
              <mi>n</mi>
              <mrow>
                <mo stretchy="false">→</mo>
                <mo stretchy="false">+</mo>
                <mi mathvariant="normal">∞</mi>
              </mrow>
            </mrow>
          </munder>
          <mrow>
            <munderover>
              <mo stretchy="false">∫</mo>
              <mi>E</mi>
              <mrow/>
            </munderover>
            <msub>
              <mi>f</mi>
              <mi>n</mi>
            </msub>
          </mrow>
        </mrow>
      </mrow>
      <mi>d</mi>
      <mi>μ</mi>
    </mrow>
    <annotation encoding="StarMath 5.0">int from{E} to{} f d%mu = lim from{n -&gt; + infinity} int from{E} to{} f_n d%mu </annotation>
  </semantics>
</math>
</file>

<file path=Object 35/content.xml><?xml version="1.0" encoding="utf-8"?>
<math xmlns="http://www.w3.org/1998/Math/MathML" display="block">
  <semantics>
    <mrow>
      <mi>u</mi>
      <mo stretchy="false">→</mo>
      <mi>f</mi>
      <mrow>
        <mo fence="true" stretchy="false">(</mo>
        <mrow>
          <mrow>
            <mi>u</mi>
            <mi>,</mi>
            <mi>x</mi>
          </mrow>
        </mrow>
        <mo fence="true" stretchy="false">)</mo>
      </mrow>
    </mrow>
    <annotation encoding="StarMath 5.0">u -&gt; f( u, x )</annotation>
  </semantics>
</math>
</file>

<file path=Object 36/content.xml><?xml version="1.0" encoding="utf-8"?>
<math xmlns="http://www.w3.org/1998/Math/MathML" display="block">
  <semantics>
    <mrow>
      <mo stretchy="false">∃</mo>
      <mi>g</mi>
    </mrow>
    <annotation encoding="StarMath 5.0"> exists g</annotation>
  </semantics>
</math>
</file>

<file path=Object 37/content.xml><?xml version="1.0" encoding="utf-8"?>
<math xmlns="http://www.w3.org/1998/Math/MathML" display="block">
  <semantics>
    <mrow>
      <mo stretchy="false">∀</mo>
      <mrow>
        <mi>u</mi>
        <mo stretchy="false">∈</mo>
        <mi mathvariant="normal">ℝ</mi>
      </mrow>
      <mi>,</mi>
      <mrow>
        <mrow>
          <mo fence="true" stretchy="true">|</mo>
          <mrow>
            <mrow>
              <mi>f</mi>
              <mrow>
                <mo fence="true" stretchy="false">(</mo>
                <mrow>
                  <mrow>
                    <mi>u</mi>
                    <mi>,</mi>
                    <mi>x</mi>
                  </mrow>
                </mrow>
                <mo fence="true" stretchy="false">)</mo>
              </mrow>
            </mrow>
          </mrow>
          <mo fence="true" stretchy="true">|</mo>
        </mrow>
        <mo stretchy="false">≤</mo>
        <mi>g</mi>
      </mrow>
      <mrow>
        <mo fence="true" stretchy="false">(</mo>
        <mrow>
          <mi>x</mi>
        </mrow>
        <mo fence="true" stretchy="false">)</mo>
      </mrow>
    </mrow>
    <annotation encoding="StarMath 5.0">forall u in setr , abs{ f(u, x) } &lt;= g( x )</annotation>
  </semantics>
</math>
</file>

<file path=Object 38/content.xml><?xml version="1.0" encoding="utf-8"?>
<math xmlns="http://www.w3.org/1998/Math/MathML" display="block">
  <semantics>
    <mrow>
      <mi>F</mi>
      <mi mathvariant="normal">:</mi>
      <mi>u</mi>
      <mo stretchy="false">→</mo>
      <mrow>
        <munder>
          <mo stretchy="false">∫</mo>
          <mi mathvariant="normal">ℝ</mi>
        </munder>
        <mi>f</mi>
      </mrow>
      <mrow>
        <mo fence="true" stretchy="false">(</mo>
        <mrow>
          <mrow>
            <mi>u</mi>
            <mi>,</mi>
            <mi>x</mi>
          </mrow>
        </mrow>
        <mo fence="true" stretchy="false">)</mo>
      </mrow>
      <mi>λ</mi>
      <mrow>
        <mo fence="true" stretchy="false">(</mo>
        <mrow>
          <mi mathvariant="italic">dx</mi>
        </mrow>
        <mo fence="true" stretchy="false">)</mo>
      </mrow>
    </mrow>
    <annotation encoding="StarMath 5.0">F : u -&gt; int from setr f( u, x ) %lambda( dx )</annotation>
  </semantics>
</math>
</file>

<file path=Object 39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u</mi>
          </mrow>
          <mo fence="true" stretchy="false">)</mo>
        </mrow>
        <mo stretchy="false">=</mo>
        <mrow>
          <munder>
            <mo stretchy="false">∫</mo>
            <mi mathvariant="normal">ℝ</mi>
          </munder>
          <mrow>
            <mfrac>
              <mrow>
                <mo stretchy="false">∂</mo>
                <mi>f</mi>
              </mrow>
              <mrow>
                <mo stretchy="false">∂</mo>
                <mi>u</mi>
              </mrow>
            </mfrac>
            <mrow>
              <mo fence="true" stretchy="false">(</mo>
              <mrow>
                <mrow>
                  <mi>u</mi>
                  <mi>,</mi>
                  <mi>x</mi>
                </mrow>
              </mrow>
              <mo fence="true" stretchy="false">)</mo>
            </mrow>
            <mi>λ</mi>
            <mrow>
              <mo fence="true" stretchy="false">(</mo>
              <mrow>
                <mi mathvariant="italic">dx</mi>
              </mrow>
              <mo fence="true" stretchy="false">)</mo>
            </mrow>
          </mrow>
        </mrow>
      </mrow>
    </mrow>
    <annotation encoding="StarMath 5.0">F'(u) = int from {setr} { {partial f}over{partial u} (u, x) %lambda(dx) }</annotation>
  </semantics>
</math>
</file>

<file path=Object 4/content.xml><?xml version="1.0" encoding="utf-8"?>
<math xmlns="http://www.w3.org/1998/Math/MathML" display="block">
  <semantics>
    <mrow>
      <mi>μ</mi>
      <mrow>
        <mrow>
          <mo fence="true" stretchy="false">(</mo>
          <mrow>
            <mrow>
              <mrow>
                <mrow/>
                <mo stretchy="false">∪</mo>
                <msub>
                  <mrow/>
                  <mrow>
                    <mi>i</mi>
                    <mo stretchy="false">≥</mo>
                    <mn>0</mn>
                  </mrow>
                </msub>
              </mrow>
              <msub>
                <mi>A</mi>
                <mi>i</mi>
              </msub>
            </mrow>
          </mrow>
          <mo fence="true" stretchy="false">)</mo>
        </mrow>
        <mo stretchy="false">=</mo>
        <mrow>
          <munder>
            <mo stretchy="false">∑</mo>
            <mrow>
              <mi>i</mi>
              <mo stretchy="false">≥</mo>
              <mn>0</mn>
            </mrow>
          </munder>
          <mi>μ</mi>
        </mrow>
      </mrow>
      <mrow>
        <mo fence="true" stretchy="false">(</mo>
        <mrow>
          <msub>
            <mi>A</mi>
            <mi>i</mi>
          </msub>
        </mrow>
        <mo fence="true" stretchy="false">)</mo>
      </mrow>
    </mrow>
    <annotation encoding="StarMath 5.0">%mu( {} union {}_{i &gt;= 0} A_i ) = sum from{i &gt;= 0} %mu( A_i ) </annotation>
  </semantics>
</math>
</file>

<file path=Object 40/content.xml><?xml version="1.0" encoding="utf-8"?>
<math xmlns="http://www.w3.org/1998/Math/MathML" display="block">
  <semantics>
    <mrow>
      <mi>F</mi>
      <mi mathvariant="normal">:</mi>
      <mi>u</mi>
      <mo stretchy="false">→</mo>
      <mrow>
        <munder>
          <mo stretchy="false">∫</mo>
          <mi mathvariant="normal">ℝ</mi>
        </munder>
        <mi>f</mi>
      </mrow>
      <mrow>
        <mo fence="true" stretchy="false">(</mo>
        <mrow>
          <mrow>
            <mi>u</mi>
            <mi>,</mi>
            <mi>x</mi>
          </mrow>
        </mrow>
        <mo fence="true" stretchy="false">)</mo>
      </mrow>
      <mi>λ</mi>
      <mrow>
        <mo fence="true" stretchy="false">(</mo>
        <mrow>
          <mi mathvariant="italic">dx</mi>
        </mrow>
        <mo fence="true" stretchy="false">)</mo>
      </mrow>
    </mrow>
    <annotation encoding="StarMath 5.0">F : u -&gt; int from setr f( u, x ) %lambda( dx )</annotation>
  </semantics>
</math>
</file>

<file path=Object 41/content.xml><?xml version="1.0" encoding="utf-8"?>
<math xmlns="http://www.w3.org/1998/Math/MathML" display="block">
  <semantics>
    <mrow>
      <mrow>
        <munder>
          <mo stretchy="false">∫</mo>
          <mrow>
            <mrow>
              <mi>E</mi>
              <mo stretchy="false">×</mo>
              <mi>E</mi>
            </mrow>
            <mi>'</mi>
          </mrow>
        </munder>
        <mrow>
          <mi>f</mi>
          <mrow>
            <mo fence="true" stretchy="false">(</mo>
            <mrow>
              <mrow>
                <mi>x</mi>
                <mi>,</mi>
                <mi>y</mi>
              </mrow>
            </mrow>
            <mo fence="true" stretchy="false">)</mo>
          </mrow>
          <mrow>
            <mi>μ</mi>
            <mo stretchy="false">⊗</mo>
            <mi>μ</mi>
          </mrow>
          <mi>'</mi>
          <mrow>
            <mo fence="true" stretchy="false">(</mo>
            <mrow>
              <mrow>
                <mi mathvariant="italic">dx</mi>
                <mi>,</mi>
                <mi mathvariant="italic">dy</mi>
              </mrow>
            </mrow>
            <mo fence="true" stretchy="false">)</mo>
          </mrow>
        </mrow>
      </mrow>
      <mo stretchy="false">=</mo>
      <mrow>
        <munder>
          <mo stretchy="false">∫</mo>
          <mi>E</mi>
        </munder>
        <mrow>
          <mi>ϕ</mi>
          <mrow>
            <mo fence="true" stretchy="false">(</mo>
            <mrow>
              <mi>x</mi>
            </mrow>
            <mo fence="true" stretchy="false">)</mo>
          </mrow>
          <mi>μ</mi>
          <mrow>
            <mo fence="true" stretchy="false">(</mo>
            <mrow>
              <mi mathvariant="italic">dx</mi>
            </mrow>
            <mo fence="true" stretchy="false">)</mo>
          </mrow>
        </mrow>
      </mrow>
      <mo stretchy="false">=</mo>
      <mrow>
        <munder>
          <mo stretchy="false">∫</mo>
          <mrow>
            <mi>E</mi>
            <mi>'</mi>
          </mrow>
        </munder>
        <mrow>
          <mi>ψ</mi>
          <mrow>
            <mo fence="true" stretchy="false">(</mo>
            <mrow>
              <mi>y</mi>
            </mrow>
            <mo fence="true" stretchy="false">)</mo>
          </mrow>
          <mi>μ</mi>
          <mi>'</mi>
          <mrow>
            <mo fence="true" stretchy="false">(</mo>
            <mrow>
              <mi mathvariant="italic">dy</mi>
            </mrow>
            <mo fence="true" stretchy="false">)</mo>
          </mrow>
        </mrow>
      </mrow>
    </mrow>
    <annotation encoding="StarMath 5.0">int from { E times E' } { f(x, y) %mu otimes %mu'(dx, dy) } = int from E { %phi(x) %mu(dx) } = int from {E'} { %psi(y) %mu'(dy) }</annotation>
  </semantics>
</math>
</file>

<file path=Object 42/content.xml><?xml version="1.0" encoding="utf-8"?>
<math xmlns="http://www.w3.org/1998/Math/MathML" display="block">
  <semantics>
    <mrow>
      <mi>f</mi>
      <mi mathvariant="normal">:</mi>
      <mrow>
        <mi>I</mi>
        <mo stretchy="false">×</mo>
        <mi mathvariant="normal">ℝ</mi>
      </mrow>
      <mo stretchy="false">→</mo>
      <mi mathvariant="normal">ℝ</mi>
    </mrow>
    <annotation encoding="StarMath 5.0">f : I times setr -&gt; setr</annotation>
  </semantics>
</math>
</file>

<file path=Object 43/content.xml><?xml version="1.0" encoding="utf-8"?>
<math xmlns="http://www.w3.org/1998/Math/MathML" display="block">
  <semantics>
    <mrow>
      <mo stretchy="false">∀</mo>
      <mrow>
        <mi>u</mi>
        <mo stretchy="false">∈</mo>
        <mi>I</mi>
      </mrow>
      <mi>,</mi>
      <mi>x</mi>
      <mo stretchy="false">→</mo>
      <mi>f</mi>
      <mrow>
        <mo fence="true" stretchy="false">(</mo>
        <mrow>
          <mrow>
            <mi>u</mi>
            <mi>,</mi>
            <mi>x</mi>
          </mrow>
        </mrow>
        <mo fence="true" stretchy="false">)</mo>
      </mrow>
    </mrow>
    <annotation encoding="StarMath 5.0">forall u in I, x -&gt; f( u, x )</annotation>
  </semantics>
</math>
</file>

<file path=Object 44/content.xml><?xml version="1.0" encoding="utf-8"?>
<math xmlns="http://www.w3.org/1998/Math/MathML" display="block">
  <semantics>
    <mrow>
      <mi>u</mi>
      <mo stretchy="false">→</mo>
      <mi>f</mi>
      <mrow>
        <mo fence="true" stretchy="false">(</mo>
        <mrow>
          <mrow>
            <mi>u</mi>
            <mi>,</mi>
            <mi>x</mi>
          </mrow>
        </mrow>
        <mo fence="true" stretchy="false">)</mo>
      </mrow>
    </mrow>
    <annotation encoding="StarMath 5.0">u -&gt; f( u, x )</annotation>
  </semantics>
</math>
</file>

<file path=Object 45/content.xml><?xml version="1.0" encoding="utf-8"?>
<math xmlns="http://www.w3.org/1998/Math/MathML" display="block">
  <semantics>
    <mrow>
      <mo stretchy="false">∃</mo>
      <mi>g</mi>
    </mrow>
    <annotation encoding="StarMath 5.0"> exists g</annotation>
  </semantics>
</math>
</file>

<file path=Object 46/content.xml><?xml version="1.0" encoding="utf-8"?>
<math xmlns="http://www.w3.org/1998/Math/MathML" display="block">
  <semantics>
    <mrow>
      <mo stretchy="false">∀</mo>
      <mrow>
        <mi>u</mi>
        <mo stretchy="false">∈</mo>
        <mi>I</mi>
      </mrow>
      <mi>,</mi>
      <mrow>
        <mrow>
          <mo fence="true" stretchy="true">|</mo>
          <mrow>
            <mrow>
              <mfrac>
                <mrow>
                  <mo stretchy="false">∂</mo>
                  <mi>f</mi>
                </mrow>
                <mrow>
                  <mo stretchy="false">∂</mo>
                  <mi>u</mi>
                </mrow>
              </mfrac>
              <mrow>
                <mo fence="true" stretchy="false">(</mo>
                <mrow>
                  <mrow>
                    <mi>u</mi>
                    <mi>,</mi>
                    <mi>x</mi>
                  </mrow>
                </mrow>
                <mo fence="true" stretchy="false">)</mo>
              </mrow>
            </mrow>
          </mrow>
          <mo fence="true" stretchy="true">|</mo>
        </mrow>
        <mo stretchy="false">≤</mo>
        <mi>g</mi>
      </mrow>
      <mrow>
        <mo fence="true" stretchy="false">(</mo>
        <mrow>
          <mi>x</mi>
        </mrow>
        <mo fence="true" stretchy="false">)</mo>
      </mrow>
    </mrow>
    <annotation encoding="StarMath 5.0">forall u in I , abs{ {partial f}over{partial u}(u, x) } &lt;= g( x )</annotation>
  </semantics>
</math>
</file>

<file path=Object 47/content.xml><?xml version="1.0" encoding="utf-8"?>
<math xmlns="http://www.w3.org/1998/Math/MathML" display="block">
  <semantics>
    <mi mathvariant="normal">ℝ</mi>
    <annotation encoding="StarMath 5.0">setr </annotation>
  </semantics>
</math>
</file>

<file path=Object 48/content.xml><?xml version="1.0" encoding="utf-8"?>
<math xmlns="http://www.w3.org/1998/Math/MathML" display="block">
  <semantics>
    <mrow>
      <mo stretchy="false">∃</mo>
      <mrow>
        <msub>
          <mi>u</mi>
          <mn>0</mn>
        </msub>
        <mo stretchy="false">∈</mo>
        <mi>I</mi>
      </mrow>
      <mi>,</mi>
      <mi>x</mi>
      <mo stretchy="false">→</mo>
      <mi>f</mi>
      <mrow>
        <mo fence="true" stretchy="false">(</mo>
        <mrow>
          <mrow>
            <msub>
              <mi>u</mi>
              <mn>0</mn>
            </msub>
            <mi>,</mi>
            <mi>x</mi>
          </mrow>
        </mrow>
        <mo fence="true" stretchy="false">)</mo>
      </mrow>
    </mrow>
    <annotation encoding="StarMath 5.0">exists u_0 in I , x -&gt; f( u_0 , x )</annotation>
  </semantics>
</math>
</file>

<file path=Object 49/content.xml><?xml version="1.0" encoding="utf-8"?>
<math xmlns="http://www.w3.org/1998/Math/MathML" display="block">
  <semantics>
    <mrow>
      <mi>f</mi>
      <mi mathvariant="normal">:</mi>
      <mrow>
        <mi mathvariant="normal">ℝ</mi>
        <mo stretchy="false">×</mo>
        <mi mathvariant="normal">ℝ</mi>
      </mrow>
      <mo stretchy="false">→</mo>
      <mrow>
        <msub>
          <mi mathvariant="normal">ℝ</mi>
          <mrow>
            <mo stretchy="false">+</mo>
            <mrow/>
          </mrow>
        </msub>
        <mo stretchy="false">∪</mo>
        <mrow>
          <mo fence="true" stretchy="false">{</mo>
          <mrow>
            <mrow>
              <mo stretchy="false">+</mo>
              <mi mathvariant="normal">∞</mi>
            </mrow>
          </mrow>
          <mo fence="true" stretchy="false">}</mo>
        </mrow>
      </mrow>
    </mrow>
    <annotation encoding="StarMath 5.0">f : setr times setr -&gt; setr_+{} union lbrace +infinity rbrace</annotation>
  </semantics>
</math>
</file>

<file path=Object 5/content.xml><?xml version="1.0" encoding="utf-8"?>
<math xmlns="http://www.w3.org/1998/Math/MathML" display="block">
  <semantics>
    <mrow>
      <mi>f</mi>
      <mi mathvariant="normal">:</mi>
      <mi>E</mi>
      <mo stretchy="false">→</mo>
      <mi>E</mi>
      <mi>'</mi>
    </mrow>
    <annotation encoding="StarMath 5.0">f : E -&gt; E'</annotation>
  </semantics>
</math>
</file>

<file path=Object 50/content.xml><?xml version="1.0" encoding="utf-8"?>
<math xmlns="http://www.w3.org/1998/Math/MathML" display="block">
  <semantics>
    <mrow>
      <mi>f</mi>
      <mi mathvariant="normal">:</mi>
      <mrow>
        <mi mathvariant="normal">ℝ</mi>
        <mo stretchy="false">×</mo>
        <mi mathvariant="normal">ℝ</mi>
      </mrow>
      <mo stretchy="false">→</mo>
      <mrow>
        <mi mathvariant="normal">ℝ</mi>
        <mo stretchy="false">∪</mo>
        <mrow>
          <mo fence="true" stretchy="false">{</mo>
          <mrow>
            <mrow>
              <mrow>
                <mo stretchy="false">−</mo>
                <mi mathvariant="normal">∞</mi>
              </mrow>
              <mrow>
                <mi>,</mi>
                <mo stretchy="false">+</mo>
                <mi mathvariant="normal">∞</mi>
              </mrow>
            </mrow>
          </mrow>
          <mo fence="true" stretchy="false">}</mo>
        </mrow>
      </mrow>
    </mrow>
    <annotation encoding="StarMath 5.0">f : setr times setr -&gt; setr union lbrace -infinity, +infinity rbrace</annotation>
  </semantics>
</math>
</file>

<file path=Object 51/content.xml><?xml version="1.0" encoding="utf-8"?>
<math xmlns="http://www.w3.org/1998/Math/MathML" display="block">
  <semantics>
    <mrow>
      <msub>
        <mi>f</mi>
        <mn>1</mn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row>
              <mi>E</mi>
              <mi>'</mi>
            </mrow>
          </munder>
          <mrow>
            <mrow>
              <mo fence="true" stretchy="true">|</mo>
              <mrow>
                <mrow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  <mi>μ</mi>
            <mi>'</mi>
            <mrow>
              <mo fence="true" stretchy="false">(</mo>
              <mrow>
                <mi mathvariant="italic">dy</mi>
              </mrow>
              <mo fence="true" stretchy="false">)</mo>
            </mrow>
          </mrow>
        </mrow>
      </mrow>
    </mrow>
    <annotation encoding="StarMath 5.0">f_1(x) = int from { E' } { abs{f(x,y)} %mu'(dy) }</annotation>
  </semantics>
</math>
</file>

<file path=Object 52/content.xml><?xml version="1.0" encoding="utf-8"?>
<math xmlns="http://www.w3.org/1998/Math/MathML" display="block">
  <semantics>
    <mrow>
      <msub>
        <mi>f</mi>
        <mn>2</mn>
      </msub>
      <mrow>
        <mrow>
          <mo fence="true" stretchy="false">(</mo>
          <mrow>
            <mi>y</mi>
          </mrow>
          <mo fence="true" stretchy="false">)</mo>
        </mrow>
        <mo stretchy="false">=</mo>
        <mrow>
          <munder>
            <mo stretchy="false">∫</mo>
            <mi>E</mi>
          </munder>
          <mrow>
            <mrow>
              <mo fence="true" stretchy="true">|</mo>
              <mrow>
                <mrow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  <mi>μ</mi>
            <mrow>
              <mo fence="true" stretchy="false">(</mo>
              <mrow>
                <mi mathvariant="italic">dx</mi>
              </mrow>
              <mo fence="true" stretchy="false">)</mo>
            </mrow>
          </mrow>
        </mrow>
      </mrow>
    </mrow>
    <annotation encoding="StarMath 5.0">f_2(y) = int from E { abs{f(x,y)} %mu(dx) }</annotation>
  </semantics>
</math>
</file>

<file path=Object 53/content.xml><?xml version="1.0" encoding="utf-8"?>
<math xmlns="http://www.w3.org/1998/Math/MathML" display="block">
  <semantics>
    <msub>
      <mi>f</mi>
      <mn>1</mn>
    </msub>
    <annotation encoding="StarMath 5.0">f_1</annotation>
  </semantics>
</math>
</file>

<file path=Object 54/content.xml><?xml version="1.0" encoding="utf-8"?>
<math xmlns="http://www.w3.org/1998/Math/MathML" display="block">
  <semantics>
    <msub>
      <mi>f</mi>
      <mn>2</mn>
    </msub>
    <annotation encoding="StarMath 5.0">f_2</annotation>
  </semantics>
</math>
</file>

<file path=Object 55/content.xml><?xml version="1.0" encoding="utf-8"?>
<math xmlns="http://www.w3.org/1998/Math/MathML" display="block">
  <semantics>
    <mrow>
      <mrow>
        <munder>
          <mo stretchy="false">∫</mo>
          <mrow>
            <mrow>
              <mi>E</mi>
              <mo stretchy="false">×</mo>
              <mi>E</mi>
            </mrow>
            <mi>'</mi>
          </mrow>
        </munder>
        <mrow>
          <mi>f</mi>
          <mrow>
            <mo fence="true" stretchy="false">(</mo>
            <mrow>
              <mrow>
                <mi>x</mi>
                <mi>,</mi>
                <mi>y</mi>
              </mrow>
            </mrow>
            <mo fence="true" stretchy="false">)</mo>
          </mrow>
          <mrow>
            <mi>μ</mi>
            <mo stretchy="false">⊗</mo>
            <mi>μ</mi>
          </mrow>
          <mi>'</mi>
          <mrow>
            <mo fence="true" stretchy="false">(</mo>
            <mrow>
              <mrow>
                <mi mathvariant="italic">dx</mi>
                <mi>,</mi>
                <mi mathvariant="italic">dy</mi>
              </mrow>
            </mrow>
            <mo fence="true" stretchy="false">)</mo>
          </mrow>
        </mrow>
      </mrow>
      <mo stretchy="false">=</mo>
      <mrow>
        <munder>
          <mo stretchy="false">∫</mo>
          <mi>E</mi>
        </munder>
        <mrow>
          <mi>ϕ</mi>
          <mrow>
            <mo fence="true" stretchy="false">(</mo>
            <mrow>
              <mi>x</mi>
            </mrow>
            <mo fence="true" stretchy="false">)</mo>
          </mrow>
          <mi>μ</mi>
          <mrow>
            <mo fence="true" stretchy="false">(</mo>
            <mrow>
              <mi mathvariant="italic">dx</mi>
            </mrow>
            <mo fence="true" stretchy="false">)</mo>
          </mrow>
        </mrow>
      </mrow>
      <mo stretchy="false">=</mo>
      <mrow>
        <munder>
          <mo stretchy="false">∫</mo>
          <mrow>
            <mi>E</mi>
            <mi>'</mi>
          </mrow>
        </munder>
        <mrow>
          <mi>ψ</mi>
          <mrow>
            <mo fence="true" stretchy="false">(</mo>
            <mrow>
              <mi>y</mi>
            </mrow>
            <mo fence="true" stretchy="false">)</mo>
          </mrow>
          <mi>μ</mi>
          <mi>'</mi>
          <mrow>
            <mo fence="true" stretchy="false">(</mo>
            <mrow>
              <mi mathvariant="italic">dy</mi>
            </mrow>
            <mo fence="true" stretchy="false">)</mo>
          </mrow>
        </mrow>
      </mrow>
    </mrow>
    <annotation encoding="StarMath 5.0">int from { E times E' } { f(x, y) %mu otimes %mu'(dx, dy) } = int from E { %phi(x) %mu(dx) } = int from {E'} { %psi(y) %mu'(dy) }</annotation>
  </semantics>
</math>
</file>

<file path=Object 56/content.xml><?xml version="1.0" encoding="utf-8"?>
<math xmlns="http://www.w3.org/1998/Math/MathML" display="block">
  <semantics>
    <mrow>
      <mi>ϕ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row>
              <mi>E</mi>
              <mi>'</mi>
            </mrow>
          </munder>
          <mrow>
            <mi>f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i>μ</mi>
            <mi>'</mi>
            <mrow>
              <mo fence="true" stretchy="false">(</mo>
              <mrow>
                <mi mathvariant="italic">dy</mi>
              </mrow>
              <mo fence="true" stretchy="false">)</mo>
            </mrow>
          </mrow>
        </mrow>
      </mrow>
    </mrow>
    <annotation encoding="StarMath 5.0">%phi(x) = int from { E' } { f(x,y) %mu'(dy) }</annotation>
  </semantics>
</math>
</file>

<file path=Object 57/content.xml><?xml version="1.0" encoding="utf-8"?>
<math xmlns="http://www.w3.org/1998/Math/MathML" display="block">
  <semantics>
    <mrow>
      <mi>ψ</mi>
      <mrow>
        <mrow>
          <mo fence="true" stretchy="false">(</mo>
          <mrow>
            <mi>y</mi>
          </mrow>
          <mo fence="true" stretchy="false">)</mo>
        </mrow>
        <mo stretchy="false">=</mo>
        <mrow>
          <munder>
            <mo stretchy="false">∫</mo>
            <mi>E</mi>
          </munder>
          <mrow>
            <mi>f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i>μ</mi>
            <mrow>
              <mo fence="true" stretchy="false">(</mo>
              <mrow>
                <mi mathvariant="italic">dx</mi>
              </mrow>
              <mo fence="true" stretchy="false">)</mo>
            </mrow>
          </mrow>
        </mrow>
      </mrow>
    </mrow>
    <annotation encoding="StarMath 5.0">%psi(y) = int from E { f(x,y) %mu(dx) }</annotation>
  </semantics>
</math>
</file>

<file path=Object 58/content.xml><?xml version="1.0" encoding="utf-8"?>
<math xmlns="http://www.w3.org/1998/Math/MathML" display="block">
  <semantics>
    <mi>ϕ</mi>
    <annotation encoding="StarMath 5.0">%phi</annotation>
  </semantics>
</math>
</file>

<file path=Object 59/content.xml><?xml version="1.0" encoding="utf-8"?>
<math xmlns="http://www.w3.org/1998/Math/MathML" display="block">
  <semantics>
    <mi>f</mi>
    <annotation encoding="StarMath 5.0">f</annotation>
  </semantics>
</math>
</file>

<file path=Object 6/content.xml><?xml version="1.0" encoding="utf-8"?>
<math xmlns="http://www.w3.org/1998/Math/MathML" display="block">
  <semantics>
    <mrow>
      <mo stretchy="false">∀</mo>
      <mrow>
        <mi>B</mi>
        <mo stretchy="false">∈</mo>
        <mi>A</mi>
      </mrow>
      <mi>'</mi>
    </mrow>
    <annotation encoding="StarMath 5.0">forall B in A'</annotation>
  </semantics>
</math>
</file>

<file path=Object 60/content.xml><?xml version="1.0" encoding="utf-8"?>
<math xmlns="http://www.w3.org/1998/Math/MathML" display="block">
  <semantics>
    <mi>ψ</mi>
    <annotation encoding="StarMath 5.0">%psi</annotation>
  </semantics>
</math>
</file>

<file path=Object 61/content.xml><?xml version="1.0" encoding="utf-8"?>
<math xmlns="http://www.w3.org/1998/Math/MathML" display="block">
  <semantics>
    <mrow>
      <mi>ϕ</mi>
      <mi mathvariant="normal">:</mi>
      <mi>U</mi>
      <mo stretchy="false">→</mo>
      <mi>V</mi>
    </mrow>
    <annotation encoding="StarMath 5.0">%phi : U -&gt; V</annotation>
  </semantics>
</math>
</file>

<file path=Object 62/content.xml><?xml version="1.0" encoding="utf-8"?>
<math xmlns="http://www.w3.org/1998/Math/MathML" display="block">
  <semantics>
    <mrow>
      <mi>f</mi>
      <mi mathvariant="normal">:</mi>
      <mi>V</mi>
      <mo stretchy="false">→</mo>
      <mi mathvariant="normal">ℝ</mi>
    </mrow>
    <annotation encoding="StarMath 5.0">f : V -&gt; setr</annotation>
  </semantics>
</math>
</file>

<file path=Object 63/content.xml><?xml version="1.0" encoding="utf-8"?>
<math xmlns="http://www.w3.org/1998/Math/MathML" display="block">
  <semantics>
    <mrow>
      <mi>f</mi>
      <mo stretchy="false">∘</mo>
      <mi>ϕ</mi>
      <mi mathvariant="normal">:</mi>
      <mi>U</mi>
      <mo stretchy="false">→</mo>
      <mi mathvariant="normal">ℝ</mi>
    </mrow>
    <annotation encoding="StarMath 5.0">f circ %phi : U -&gt; setr</annotation>
  </semantics>
</math>
</file>

<file path=Object 64/content.xml><?xml version="1.0" encoding="utf-8"?>
<math xmlns="http://www.w3.org/1998/Math/MathML" display="block">
  <semantics>
    <mrow>
      <mrow>
        <munder>
          <mo stretchy="false">∫</mo>
          <mi>V</mi>
        </munder>
        <mrow>
          <mi>f</mi>
          <mrow>
            <mo fence="true" stretchy="false">(</mo>
            <mrow>
              <mi>x</mi>
            </mrow>
            <mo fence="true" stretchy="false">)</mo>
          </mrow>
          <mi mathvariant="italic">dx</mi>
        </mrow>
      </mrow>
      <mo stretchy="false">=</mo>
      <mrow>
        <munder>
          <mo stretchy="false">∫</mo>
          <mi>U</mi>
        </munder>
        <mrow>
          <mrow>
            <mo fence="true" stretchy="false">(</mo>
            <mrow>
              <mrow>
                <mi>f</mi>
                <mo stretchy="false">∘</mo>
                <mi>ϕ</mi>
              </mrow>
            </mrow>
            <mo fence="true" stretchy="false">)</mo>
          </mrow>
          <mrow>
            <mrow>
              <mo fence="true" stretchy="false">(</mo>
              <mrow>
                <mi>y</mi>
              </mrow>
              <mo fence="true" stretchy="false">)</mo>
            </mrow>
            <mo stretchy="false">×</mo>
            <mrow>
              <mo fence="true" stretchy="true">|</mo>
              <mrow>
                <mrow>
                  <mi mathvariant="italic">det</mi>
                  <mrow>
                    <mo fence="true" stretchy="false">(</mo>
                    <mrow>
                      <mrow>
                        <msub>
                          <mi>J</mi>
                          <mi>ϕ</mi>
                        </msub>
                        <mrow>
                          <mo fence="true" stretchy="false">(</mo>
                          <mrow>
                            <mi>y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row>
          <mi mathvariant="italic">dy</mi>
        </mrow>
      </mrow>
    </mrow>
    <annotation encoding="StarMath 5.0">int from V { f(x)dx } = int from U { (f circ %phi)(y) times abs{ det( J_%phi (y) ) } dy}</annotation>
  </semantics>
</math>
</file>

<file path=Object 65/content.xml><?xml version="1.0" encoding="utf-8"?>
<math xmlns="http://www.w3.org/1998/Math/MathML" display="block">
  <semantics>
    <mrow>
      <msub>
        <mi>J</mi>
        <mi>ϕ</mi>
      </msub>
      <mo stretchy="false">=</mo>
      <msub>
        <mrow>
          <mo fence="true" stretchy="true">(</mo>
          <mrow>
            <mfrac>
              <mrow>
                <mo stretchy="false">∂</mo>
                <msub>
                  <mi>ϕ</mi>
                  <mi>i</mi>
                </msub>
              </mrow>
              <mrow>
                <mo stretchy="false">∂</mo>
                <msub>
                  <mi>u</mi>
                  <mi>j</mi>
                </msub>
              </mrow>
            </mfrac>
          </mrow>
          <mo fence="true" stretchy="true">)</mo>
        </mrow>
        <mrow>
          <mrow>
            <mo fence="true" stretchy="false">(</mo>
            <mrow>
              <mrow>
                <mi>i</mi>
                <mi>,</mi>
                <mi>j</mi>
              </mrow>
            </mrow>
            <mo fence="true" stretchy="false">)</mo>
          </mrow>
          <mo stretchy="false">∈</mo>
          <msup>
            <mrow>
              <mo fence="true" stretchy="false">[</mo>
              <mrow>
                <mrow>
                  <mn>1,</mn>
                  <mi>n</mi>
                </mrow>
              </mrow>
              <mo fence="true" stretchy="false">]</mo>
            </mrow>
            <mn>2</mn>
          </msup>
        </mrow>
      </msub>
    </mrow>
    <annotation encoding="StarMath 5.0">J_%phi = left ( { {partial %phi_i} over {partial u_j} } right )_{ (i, j) in [1, n]^2 }</annotation>
  </semantics>
</math>
</file>

<file path=Object 66/content.xml><?xml version="1.0" encoding="utf-8"?>
<math xmlns="http://www.w3.org/1998/Math/MathML" display="block">
  <semantics>
    <mrow>
      <mrow>
        <mi>f</mi>
        <mo stretchy="false">=</mo>
        <mrow>
          <mi>lim</mi>
          <msub>
            <mi mathvariant="italic">inf</mi>
            <mrow>
              <mi>n</mi>
              <mrow>
                <mo stretchy="false">→</mo>
                <mo stretchy="false">+</mo>
                <mi mathvariant="normal">∞</mi>
              </mrow>
            </mrow>
          </msub>
        </mrow>
      </mrow>
      <msub>
        <mi>f</mi>
        <mi>n</mi>
      </msub>
    </mrow>
    <annotation encoding="StarMath 5.0">f = lim inf_{ n -&gt; +infinity }f_n</annotation>
  </semantics>
</math>
</file>

<file path=Object 67/content.xml><?xml version="1.0" encoding="utf-8"?>
<math xmlns="http://www.w3.org/1998/Math/MathML" display="block">
  <semantics>
    <mrow>
      <mrow>
        <mi>lim</mi>
        <msub>
          <mi mathvariant="italic">inf</mi>
          <mrow>
            <mi>n</mi>
            <mrow>
              <mo stretchy="false">→</mo>
              <mo stretchy="false">+</mo>
              <mi mathvariant="normal">∞</mi>
            </mrow>
          </mrow>
        </msub>
      </mrow>
      <mrow>
        <msub>
          <mi>u</mi>
          <mi>n</mi>
        </msub>
        <mo stretchy="false">=</mo>
        <mrow>
          <munder>
            <mi>lim</mi>
            <mrow>
              <mi>n</mi>
              <mrow>
                <mo stretchy="false">→</mo>
                <mo stretchy="false">+</mo>
                <mi mathvariant="normal">∞</mi>
              </mrow>
            </mrow>
          </munder>
          <mrow>
            <mo fence="true" stretchy="true">(</mo>
            <mrow>
              <mrow>
                <munder>
                  <mi mathvariant="italic">inf</mi>
                  <mrow>
                    <mi>k</mi>
                    <mo stretchy="false">⩾</mo>
                    <mi>n</mi>
                  </mrow>
                </munder>
                <msub>
                  <mi>u</mi>
                  <mi>k</mi>
                </msub>
              </mrow>
            </mrow>
            <mo fence="true" stretchy="true">)</mo>
          </mrow>
        </mrow>
      </mrow>
    </mrow>
    <annotation encoding="StarMath 5.0">lim inf_{ n -&gt; +infinity} u_n = lim from{ n -&gt; +infinity } left( inf csub{k geslant n} u_k  right)</annotation>
  </semantics>
</math>
</file>

<file path=Object 7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row>
          <mo fence="true" stretchy="false">(</mo>
          <mrow>
            <mi>B</mi>
          </mrow>
          <mo fence="true" stretchy="false">)</mo>
        </mrow>
        <mo stretchy="false">∈</mo>
        <mi>A</mi>
      </mrow>
    </mrow>
    <annotation encoding="StarMath 5.0">f^{ -1 }( B ) in A</annotation>
  </semantics>
</math>
</file>

<file path=Object 8/content.xml><?xml version="1.0" encoding="utf-8"?>
<math xmlns="http://www.w3.org/1998/Math/MathML" display="block">
  <semantics>
    <mrow>
      <mrow>
        <mi>f</mi>
        <mo stretchy="false">=</mo>
        <mrow>
          <munder>
            <mo stretchy="false">∑</mo>
            <mrow>
              <mi>i</mi>
              <mo stretchy="false">∈</mo>
              <mi>I</mi>
            </mrow>
          </munder>
          <msub>
            <mi>a</mi>
            <mi>i</mi>
          </msub>
        </mrow>
      </mrow>
      <msub>
        <mn>1</mn>
        <msub>
          <mi>A</mi>
          <mi>i</mi>
        </msub>
      </msub>
    </mrow>
    <annotation encoding="StarMath 5.0">f = sum from{i in I} a_i 1_{A_i} </annotation>
  </semantics>
</math>
</file>

<file path=Object 9/content.xml><?xml version="1.0" encoding="utf-8"?>
<math xmlns="http://www.w3.org/1998/Math/MathML" display="block">
  <semantics>
    <mrow>
      <mo fence="true" stretchy="false">[</mo>
      <mrow>
        <mrow>
          <mrow>
            <mi>i</mi>
            <mo stretchy="false">≠</mo>
            <mi>j</mi>
          </mrow>
          <mo stretchy="false">⇒</mo>
          <mrow>
            <msub>
              <mi>a</mi>
              <mi>i</mi>
            </msub>
            <mo stretchy="false">≠</mo>
            <msub>
              <mi>a</mi>
              <mi>j</mi>
            </msub>
          </mrow>
        </mrow>
      </mrow>
      <mo fence="true" stretchy="false">]</mo>
    </mrow>
    <annotation encoding="StarMath 5.0">[ i &lt;&gt; j drarrow a_i &lt;&gt; a_j ]</annotation>
  </semantics>
</math>
</file>